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dddddd" draw:fill-image-width="0cm" draw:fill-image-height="0cm" draw:textarea-vertical-align="middle"/>
    </style:style>
    <style:style style:name="gr4" style:family="graphic" style:parent-style-name="standard">
      <style:graphic-properties draw:fill-color="#ddddd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draw:fill="none" draw:fill-color="#ddddd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7" style:family="graphic" style:parent-style-name="standard">
      <style:graphic-properties draw:fill-color="#ffffff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28.8cm" svg:height="20.2cm" svg:x="29.199cm" svg:y="1.2cm">
          <text:p/>
        </draw:rect>
        <draw:rect draw:style-name="gr2" draw:text-style-name="P1" draw:layer="layout" svg:width="3.2cm" svg:height="0.9cm" svg:x="29.899cm" svg:y="5.225cm">
          <text:p text:style-name="P1"><text:span text:style-name="T1">1-48</text:span></text:p>
        </draw:rect>
        <draw:rect draw:style-name="gr2" draw:text-style-name="P2" draw:layer="layout" svg:width="3.2cm" svg:height="0.9cm" svg:x="33.199cm" svg:y="5.225cm">
          <text:p text:style-name="P1"><text:span text:style-name="T1">48-96</text:span></text:p>
        </draw:rect>
        <draw:rect draw:style-name="gr2" draw:text-style-name="P1" draw:layer="layout" svg:width="3.2cm" svg:height="0.9cm" svg:x="29.999cm" svg:y="9.525cm">
          <text:p text:style-name="P1"><text:span text:style-name="T1">48 мест</text:span></text:p>
        </draw:rect>
        <draw:rect draw:style-name="gr2" draw:text-style-name="P1" draw:layer="layout" svg:width="3.2cm" svg:height="0.9cm" svg:x="33.299cm" svg:y="9.525cm">
          <text:p text:style-name="P1"><text:span text:style-name="T1">48 мест</text:span></text:p>
        </draw:rect>
        <draw:rect draw:style-name="gr2" draw:text-style-name="P2" draw:layer="layout" svg:width="0.6cm" svg:height="0.6cm" svg:x="30.199cm" svg:y="2.125cm">
          <text:p text:style-name="P1"><text:span text:style-name="T1">ПК</text:span></text:p>
        </draw:rect>
        <draw:rect draw:style-name="gr2" draw:text-style-name="P2" draw:layer="layout" svg:width="3.4cm" svg:height="0.6cm" svg:x="29.999cm" svg:y="11.625cm">
          <text:p text:style-name="P1"><text:span text:style-name="T1">24 места</text:span></text:p>
        </draw:rect>
        <draw:rect draw:style-name="gr3" draw:text-style-name="P2" draw:layer="layout" svg:width="1.4cm" svg:height="0.5cm" svg:x="37.099cm" svg:y="2.625cm">
          <text:p text:style-name="P1"><text:span text:style-name="T1">6 мест</text:span></text:p>
        </draw:rect>
        <draw:rect draw:style-name="gr4" draw:text-style-name="P2" draw:layer="layout" svg:width="0.8cm" svg:height="0.8cm" svg:x="37.399cm" svg:y="1.725cm">
          <text:p text:style-name="P1"><text:span text:style-name="T1">У</text:span></text:p>
        </draw:rect>
        <draw:rect draw:style-name="gr2" draw:text-style-name="P2" draw:layer="layout" svg:width="0.6cm" svg:height="0.6cm" svg:x="38.599cm" svg:y="2.525cm">
          <text:p text:style-name="P1"><text:span text:style-name="T1">ПК</text:span></text:p>
        </draw:rect>
        <draw:rect draw:style-name="gr2" draw:text-style-name="P2" draw:layer="layout" svg:width="0.6cm" svg:height="0.6cm" svg:x="36.599cm" svg:y="5.525cm">
          <text:p text:style-name="P1"><text:span text:style-name="T1">ПК</text:span></text:p>
        </draw:rect>
        <draw:rect draw:style-name="gr2" draw:text-style-name="P2" draw:layer="layout" svg:width="0.6cm" svg:height="0.6cm" svg:x="29.399cm" svg:y="8.825cm">
          <text:p text:style-name="P1"><text:span text:style-name="T1">ПК</text:span></text:p>
        </draw:rect>
        <draw:rect draw:style-name="gr2" draw:text-style-name="P2" draw:layer="layout" svg:width="0.6cm" svg:height="0.6cm" svg:x="29.399cm" svg:y="12.325cm">
          <text:p text:style-name="P1"><text:span text:style-name="T1">ПК</text:span></text:p>
        </draw:rect>
        <draw:rect draw:style-name="gr2" draw:text-style-name="P2" draw:layer="layout" svg:width="0.6cm" svg:height="0.6cm" svg:x="29.399cm" svg:y="13.825cm">
          <text:p text:style-name="P1"><text:span text:style-name="T1">ПК</text:span></text:p>
        </draw:rect>
        <draw:rect draw:style-name="gr2" draw:text-style-name="P1" draw:layer="layout" svg:width="0.8cm" svg:height="0.8cm" svg:x="39.599cm" svg:y="1.725cm">
          <text:p text:style-name="P1"><text:span text:style-name="T1">У</text:span></text:p>
        </draw:rect>
        <draw:rect draw:style-name="gr2" draw:text-style-name="P2" draw:layer="layout" svg:width="0.6cm" svg:height="0.6cm" svg:x="40.799cm" svg:y="2.525cm">
          <text:p text:style-name="P1"><text:span text:style-name="T1">ПК</text:span></text:p>
        </draw:rect>
        <draw:rect draw:style-name="gr2" draw:text-style-name="P1" draw:layer="layout" svg:width="0.8cm" svg:height="0.8cm" svg:x="41.799cm" svg:y="1.725cm">
          <text:p text:style-name="P1"><text:span text:style-name="T1">У</text:span></text:p>
        </draw:rect>
        <draw:rect draw:style-name="gr2" draw:text-style-name="P2" draw:layer="layout" svg:width="0.6cm" svg:height="0.6cm" svg:x="45.199cm" svg:y="2.525cm">
          <text:p text:style-name="P1"><text:span text:style-name="T1">ПК</text:span></text:p>
        </draw:rect>
        <draw:rect draw:style-name="gr2" draw:text-style-name="P1" draw:layer="layout" svg:width="0.8cm" svg:height="0.8cm" svg:x="46.199cm" svg:y="1.725cm">
          <text:p text:style-name="P1"><text:span text:style-name="T1">У</text:span></text:p>
        </draw:rect>
        <draw:rect draw:style-name="gr2" draw:text-style-name="P2" draw:layer="layout" svg:width="0.6cm" svg:height="0.6cm" svg:x="47.399cm" svg:y="2.525cm">
          <text:p text:style-name="P1"><text:span text:style-name="T1">ПК</text:span></text:p>
        </draw:rect>
        <draw:rect draw:style-name="gr2" draw:text-style-name="P1" draw:layer="layout" svg:width="0.8cm" svg:height="0.8cm" svg:x="48.399cm" svg:y="1.725cm">
          <text:p text:style-name="P1"><text:span text:style-name="T1">У</text:span></text:p>
        </draw:rect>
        <draw:frame draw:style-name="gr5" draw:text-style-name="P3" draw:layer="layout" svg:width="3.55cm" svg:height="0.569cm" svg:x="29.749cm" svg:y="4.725cm">
          <draw:text-box>
            <text:p><text:span text:style-name="T2">HX8100 №3 SN 080798</text:span></text:p>
          </draw:text-box>
        </draw:frame>
        <draw:frame draw:style-name="gr5" draw:text-style-name="P3" draw:layer="layout" svg:width="3.55cm" svg:height="0.569cm" svg:x="29.749cm" svg:y="10.325cm">
          <draw:text-box>
            <text:p><text:span text:style-name="T2">HX8100 №3 SN 080799</text:span></text:p>
          </draw:text-box>
        </draw:frame>
        <draw:frame draw:style-name="gr6" draw:text-style-name="P3" draw:layer="layout" svg:width="3.004cm" svg:height="0.569cm" svg:x="30.595cm" svg:y="11.2cm">
          <draw:text-box>
            <text:p><text:span text:style-name="T2">SY8125 SN 703143</text:span></text:p>
          </draw:text-box>
        </draw:frame>
        <draw:frame draw:style-name="gr6" draw:text-style-name="P3" draw:layer="layout" svg:width="3.004cm" svg:height="0.569cm" svg:x="30.599cm" svg:y="14.1cm">
          <draw:text-box>
            <text:p><text:span text:style-name="T2">SY8125 SN 703146</text:span></text:p>
          </draw:text-box>
        </draw:frame>
        <draw:rect draw:style-name="gr2" draw:text-style-name="P2" draw:layer="layout" svg:width="0.6cm" svg:height="0.6cm" svg:x="30.099cm" svg:y="18.7cm">
          <text:p text:style-name="P1"><text:span text:style-name="T1">ПК</text:span></text:p>
        </draw:rect>
        <draw:rect draw:style-name="gr2" draw:text-style-name="P2" draw:layer="layout" svg:width="0.6cm" svg:height="0.6cm" svg:x="30.0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8.7cm">
          <text:p text:style-name="P1"><text:span text:style-name="T1">ПК</text:span></text:p>
        </draw:rect>
        <draw:rect draw:style-name="gr2" draw:text-style-name="P2" draw:layer="layout" svg:width="0.599cm" svg:height="0.6cm" svg:x="33.799cm" svg:y="18.7cm">
          <text:p text:style-name="P1"><text:span text:style-name="T1">1 </text:span></text:p>
        </draw:rect>
        <draw:rect draw:style-name="gr1" draw:text-style-name="P1" draw:layer="layout" svg:width="4.3cm" svg:height="0.8cm" svg:x="29.899cm" svg:y="2.025cm">
          <text:p/>
        </draw:rect>
        <draw:rect draw:style-name="gr1" draw:text-style-name="P1" draw:layer="layout" svg:width="2.4cm" svg:height="0.8cm" svg:x="29.999cm" svg:y="6.725cm">
          <text:p/>
        </draw:rect>
        <draw:rect draw:style-name="gr1" draw:text-style-name="P1" draw:layer="layout" svg:width="2.4cm" svg:height="0.8cm" svg:x="32.599cm" svg:y="6.725cm">
          <text:p/>
        </draw:rect>
        <draw:rect draw:style-name="gr1" draw:text-style-name="P1" draw:layer="layout" svg:width="2.4cm" svg:height="0.8cm" svg:x="29.999cm" svg:y="7.625cm">
          <text:p/>
        </draw:rect>
        <draw:rect draw:style-name="gr1" draw:text-style-name="P1" draw:layer="layout" svg:width="2.4cm" svg:height="0.8cm" svg:x="32.599cm" svg:y="7.625cm">
          <text:p/>
        </draw:rect>
        <draw:rect draw:style-name="gr1" draw:text-style-name="P1" draw:layer="layout" svg:width="2.4cm" svg:height="0.8cm" svg:x="29.799cm" svg:y="18.6cm">
          <text:p/>
        </draw:rect>
        <draw:rect draw:style-name="gr1" draw:text-style-name="P1" draw:layer="layout" svg:width="2.4cm" svg:height="0.8cm" svg:x="32.399cm" svg:y="18.6cm">
          <text:p/>
        </draw:rect>
        <draw:rect draw:style-name="gr1" draw:text-style-name="P1" draw:layer="layout" svg:width="2.4cm" svg:height="0.8cm" svg:x="29.799cm" svg:y="19.5cm">
          <text:p/>
        </draw:rect>
        <draw:rect draw:style-name="gr1" draw:text-style-name="P1" draw:layer="layout" svg:width="2.4cm" svg:height="0.8cm" svg:x="32.399cm" svg:y="19.5cm">
          <text:p/>
        </draw:rect>
        <draw:rect draw:style-name="gr2" draw:text-style-name="P2" draw:layer="layout" svg:width="1.883cm" svg:height="0.9cm" draw:transform="rotate (1.5707963267946) translate (39.299cm 6.4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8.3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0.3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2.325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4.6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6.5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8.5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20.525cm)">
          <text:p text:style-name="P1"><text:span text:style-name="T1">24 места</text:span></text:p>
        </draw:rect>
        <draw:rect draw:style-name="gr2" draw:text-style-name="P2" draw:layer="layout" svg:width="0.6cm" svg:height="0.6cm" svg:x="38.599cm" svg:y="4.625cm">
          <text:p text:style-name="P1"><text:span text:style-name="T1">ПК</text:span></text:p>
        </draw:rect>
        <draw:rect draw:style-name="gr2" draw:text-style-name="P2" draw:layer="layout" svg:width="0.6cm" svg:height="0.6cm" svg:x="38.599cm" svg:y="12.825cm">
          <text:p text:style-name="P1"><text:span text:style-name="T1">ПК</text:span></text:p>
        </draw:rect>
        <draw:rect draw:style-name="gr2" draw:text-style-name="P2" draw:layer="layout" svg:width="1.4cm" svg:height="0.5cm" svg:x="39.299cm" svg:y="2.625cm">
          <text:p text:style-name="P1"><text:span text:style-name="T1">6 мест</text:span></text:p>
        </draw:rect>
        <draw:rect draw:style-name="gr2" draw:text-style-name="P2" draw:layer="layout" svg:width="1.4cm" svg:height="0.5cm" svg:x="41.499cm" svg:y="2.625cm">
          <text:p text:style-name="P1"><text:span text:style-name="T1">6 мест</text:span></text:p>
        </draw:rect>
        <draw:rect draw:style-name="gr2" draw:text-style-name="P2" draw:layer="layout" svg:width="1.4cm" svg:height="0.5cm" svg:x="45.899cm" svg:y="2.625cm">
          <text:p text:style-name="P1"><text:span text:style-name="T1">6 мест</text:span></text:p>
        </draw:rect>
        <draw:rect draw:style-name="gr2" draw:text-style-name="P2" draw:layer="layout" svg:width="1.4cm" svg:height="0.5cm" svg:x="48.099cm" svg:y="2.625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38.799cm 11.79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38.83cm 19.69cm)">
          <draw:text-box>
            <text:p><text:span text:style-name="T2">HX8300 SN 0807103</text:span></text:p>
          </draw:text-box>
        </draw:frame>
        <draw:rect draw:style-name="gr2" draw:text-style-name="P1" draw:layer="layout" svg:width="0.8cm" svg:height="0.8cm" svg:x="49.699cm" svg:y="1.725cm">
          <text:p text:style-name="P1"><text:span text:style-name="T1">У</text:span></text:p>
        </draw:rect>
        <draw:rect draw:style-name="gr2" draw:text-style-name="P2" draw:layer="layout" svg:width="1.8cm" svg:height="0.9cm" svg:x="50.599cm" svg:y="2.225cm">
          <text:p text:style-name="P1"><text:span text:style-name="T1">12 мест</text:span></text:p>
        </draw:rect>
        <draw:rect draw:style-name="gr2" draw:text-style-name="P2" draw:layer="layout" svg:width="1.8cm" svg:height="0.9cm" svg:x="52.599cm" svg:y="2.225cm">
          <text:p text:style-name="P1"><text:span text:style-name="T1">12 мест</text:span></text:p>
        </draw:rect>
        <draw:rect draw:style-name="gr2" draw:text-style-name="P2" draw:layer="layout" svg:width="0.6cm" svg:height="0.6cm" svg:x="49.799cm" svg:y="2.625cm">
          <text:p text:style-name="P1"><text:span text:style-name="T1">ПК</text:span></text:p>
        </draw:rect>
        <draw:frame draw:style-name="gr8" draw:text-style-name="P3" draw:layer="layout" svg:width="3.233cm" svg:height="0.569cm" svg:x="50.399cm" svg:y="1.7cm">
          <draw:text-box>
            <text:p><text:span text:style-name="T2">CL30005-24 SN 3044</text:span></text:p>
          </draw:text-box>
        </draw:frame>
        <draw:rect draw:style-name="gr2" draw:text-style-name="P2" draw:layer="layout" svg:width="1.8cm" svg:height="0.9cm" svg:x="41.2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3.282cm" svg:y="4.925cm">
          <text:p text:style-name="P1"><text:span text:style-name="T1">12 мест</text:span></text:p>
        </draw:rect>
        <draw:rect draw:style-name="gr2" draw:text-style-name="P2" draw:layer="layout" svg:width="0.6cm" svg:height="0.6cm" svg:x="45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1.065cm" svg:y="4.456cm">
          <draw:text-box>
            <text:p><text:span text:style-name="T2">CL30005-24 SN 3028</text:span></text:p>
          </draw:text-box>
        </draw:frame>
        <draw:rect draw:style-name="gr2" draw:text-style-name="P1" draw:layer="layout" svg:width="0.8cm" svg:height="0.8cm" svg:x="45.199cm" svg:y="5.225cm">
          <text:p text:style-name="P1"><text:span text:style-name="T1">У</text:span></text:p>
        </draw:rect>
        <draw:rect draw:style-name="gr2" draw:text-style-name="P2" draw:layer="layout" svg:width="1.8cm" svg:height="0.9cm" svg:x="46.3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8.382cm" svg:y="4.925cm">
          <text:p text:style-name="P1"><text:span text:style-name="T1">12 мест</text:span></text:p>
        </draw:rect>
        <draw:rect draw:style-name="gr2" draw:text-style-name="P2" draw:layer="layout" svg:width="0.6cm" svg:height="0.6cm" svg:x="50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6.399cm" svg:y="4.5cm">
          <draw:text-box>
            <text:p><text:span text:style-name="T2">CL30005-24 SN 3042</text:span></text:p>
          </draw:text-box>
        </draw:frame>
        <draw:rect draw:style-name="gr2" draw:text-style-name="P1" draw:layer="layout" svg:width="0.8cm" svg:height="0.8cm" svg:x="50.299cm" svg:y="5.225cm">
          <text:p text:style-name="P1"><text:span text:style-name="T1">У</text:span></text:p>
        </draw:rect>
        <draw:rect draw:style-name="gr4" draw:text-style-name="P2" draw:layer="layout" svg:width="0.8cm" svg:height="0.8cm" svg:x="54.899cm" svg:y="1.725cm">
          <text:p text:style-name="P1"><text:span text:style-name="T1">У</text:span></text:p>
        </draw:rect>
        <draw:rect draw:style-name="gr4" draw:text-style-name="P2" draw:layer="layout" svg:width="1.4cm" svg:height="0.5cm" svg:x="52.899cm" svg:y="4.625cm">
          <text:p text:style-name="P1"><text:span text:style-name="T1">6 мест</text:span></text:p>
        </draw:rect>
        <draw:rect draw:style-name="gr4" draw:text-style-name="P2" draw:layer="layout" svg:width="0.8cm" svg:height="0.8cm" svg:x="56.399cm" svg:y="1.725cm">
          <text:p text:style-name="P1"><text:span text:style-name="T1">У</text:span></text:p>
        </draw:rect>
        <draw:rect draw:style-name="gr4" draw:text-style-name="P2" draw:layer="layout" svg:width="1.4cm" svg:height="0.5cm" svg:x="56.099cm" svg:y="2.625cm">
          <text:p text:style-name="P1"><text:span text:style-name="T1">6 мест</text:span></text:p>
        </draw:rect>
        <draw:rect draw:style-name="gr2" draw:text-style-name="P2" draw:layer="layout" svg:width="0.6cm" svg:height="0.6cm" svg:x="49.799cm" svg:y="9.025cm">
          <text:p text:style-name="P1"><text:span text:style-name="T1">ПК</text:span></text:p>
        </draw:rect>
        <draw:rect draw:style-name="gr2" draw:text-style-name="P2" draw:layer="layout" svg:width="0.6cm" svg:height="0.6cm" svg:x="44.199cm" svg:y="8.525cm">
          <text:p text:style-name="P1"><text:span text:style-name="T1">ПК</text:span></text:p>
        </draw:rect>
        <draw:rect draw:style-name="gr2" draw:text-style-name="P2" draw:layer="layout" svg:width="0.6cm" svg:height="0.6cm" svg:x="47.499cm" svg:y="6.325cm">
          <text:p text:style-name="P1"><text:span text:style-name="T1">ПК</text:span></text:p>
        </draw:rect>
        <draw:rect draw:style-name="gr2" draw:text-style-name="P2" draw:layer="layout" svg:width="0.6cm" svg:height="0.6cm" svg:x="44.299cm" svg:y="6.325cm">
          <text:p text:style-name="P1"><text:span text:style-name="T1">ПК</text:span></text:p>
        </draw:rect>
        <draw:rect draw:style-name="gr2" draw:text-style-name="P2" draw:layer="layout" svg:width="3.4cm" svg:height="0.6cm" svg:x="29.999cm" svg:y="14.525cm">
          <text:p text:style-name="P1"><text:span text:style-name="T1">24 места</text:span></text:p>
        </draw:rect>
        <draw:rect draw:style-name="gr2" draw:text-style-name="P2" draw:layer="layout" svg:width="2.161cm" svg:height="0.6cm" svg:x="48.238cm" svg:y="6.325cm">
          <text:p text:style-name="P1"><text:span text:style-name="T1">24 места</text:span></text:p>
        </draw:rect>
        <draw:rect draw:style-name="gr2" draw:text-style-name="P2" draw:layer="layout" svg:width="2.161cm" svg:height="0.6cm" svg:x="47.558cm" svg:y="9.125cm">
          <text:p text:style-name="P1"><text:span text:style-name="T1">24 места</text:span></text:p>
        </draw:rect>
        <draw:rect draw:style-name="gr2" draw:text-style-name="P2" draw:layer="layout" svg:width="2.175cm" svg:height="0.6cm" svg:x="44.96cm" svg:y="6.325cm">
          <text:p text:style-name="P1"><text:span text:style-name="T1">24 места</text:span></text:p>
        </draw:rect>
        <draw:rect draw:style-name="gr2" draw:text-style-name="P2" draw:layer="layout" svg:width="2.174cm" svg:height="0.6cm" svg:x="44.941cm" svg:y="9.125cm">
          <text:p text:style-name="P1"><text:span text:style-name="T1">24 места</text:span></text:p>
        </draw:rect>
        <draw:rect draw:style-name="gr2" draw:text-style-name="P2" draw:layer="layout" svg:width="2.2cm" svg:height="0.6cm" svg:x="41.899cm" svg:y="6.325cm">
          <text:p text:style-name="P1"><text:span text:style-name="T1">24 места</text:span></text:p>
        </draw:rect>
        <draw:rect draw:style-name="gr2" draw:text-style-name="P2" draw:layer="layout" svg:width="2.2cm" svg:height="0.6cm" svg:x="41.199cm" svg:y="9.125cm">
          <text:p text:style-name="P1"><text:span text:style-name="T1">24 места</text:span></text:p>
        </draw:rect>
        <draw:rect draw:style-name="gr2" draw:text-style-name="P2" draw:layer="layout" svg:width="0.6cm" svg:height="0.6cm" svg:x="41.199cm" svg:y="6.925cm">
          <text:p text:style-name="P1"><text:span text:style-name="T1">ПК</text:span></text:p>
        </draw:rect>
        <draw:rect draw:style-name="gr2" draw:text-style-name="P2" draw:layer="layout" svg:width="0.6cm" svg:height="0.6cm" svg:x="43.499cm" svg:y="8.525cm">
          <text:p text:style-name="P1"><text:span text:style-name="T1">ПК</text:span></text:p>
        </draw:rect>
        <draw:frame draw:style-name="gr9" draw:text-style-name="P3" draw:layer="layout" svg:width="3.119cm" svg:height="0.887cm" svg:x="44.58cm" svg:y="9.625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47.395cm" svg:y="9.625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44.199cm" svg:y="6.8cm">
          <draw:text-box>
            <text:p><text:span text:style-name="T2">SY8125 SN 703154</text:span></text:p>
          </draw:text-box>
        </draw:frame>
        <draw:frame draw:style-name="gr6" draw:text-style-name="P3" draw:layer="layout" svg:width="3.004cm" svg:height="0.569cm" svg:x="47.995cm" svg:y="6.856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41.695cm" svg:y="6.82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40.995cm" svg:y="9.656cm">
          <draw:text-box>
            <text:p><text:span text:style-name="T2">CL1001 SN1008</text:span></text:p>
          </draw:text-box>
        </draw:frame>
        <draw:rect draw:style-name="gr2" draw:text-style-name="P1" draw:layer="layout" svg:width="0.8cm" svg:height="0.8cm" svg:x="40.999cm" svg:y="6.025cm">
          <text:p text:style-name="P1"><text:span text:style-name="T1">У</text:span></text:p>
        </draw:rect>
        <draw:rect draw:style-name="gr2" draw:text-style-name="P1" draw:layer="layout" svg:width="0.8cm" svg:height="0.8cm" svg:x="43.499cm" svg:y="9.225cm">
          <text:p text:style-name="P1"><text:span text:style-name="T1">У</text:span></text:p>
        </draw:rect>
        <draw:rect draw:style-name="gr2" draw:text-style-name="P2" draw:layer="layout" svg:width="0.6cm" svg:height="0.6cm" svg:x="43.899cm" svg:y="11.156cm">
          <text:p text:style-name="P1"><text:span text:style-name="T1">ПК</text:span></text:p>
        </draw:rect>
        <draw:frame draw:style-name="gr11" draw:text-style-name="P3" draw:layer="layout" svg:width="3.304cm" svg:height="0.569cm" svg:x="45.695cm" svg:y="10.856cm">
          <draw:text-box>
            <text:p><text:span text:style-name="T2">CL3005-24 SN 3035</text:span></text:p>
          </draw:text-box>
        </draw:frame>
        <draw:rect draw:style-name="gr2" draw:text-style-name="P1" draw:layer="layout" svg:width="0.8cm" svg:height="0.8cm" svg:x="43.699cm" svg:y="10.256cm">
          <text:p text:style-name="P1"><text:span text:style-name="T1">У</text:span></text:p>
        </draw:rect>
        <draw:rect draw:style-name="gr2" draw:text-style-name="P2" draw:layer="layout" svg:width="0.6cm" svg:height="0.6cm" svg:x="56.699cm" svg:y="16.225cm">
          <text:p text:style-name="P1"><text:span text:style-name="T1">ПК</text:span></text:p>
        </draw:rect>
        <draw:frame draw:style-name="gr11" draw:text-style-name="P3" draw:layer="layout" svg:width="3.304cm" svg:height="0.569cm" svg:x="46.095cm" svg:y="13.656cm">
          <draw:text-box>
            <text:p><text:span text:style-name="T2">CL3005-24 SN 3036</text:span></text:p>
          </draw:text-box>
        </draw:frame>
        <draw:rect draw:style-name="gr2" draw:text-style-name="P1" draw:layer="layout" svg:width="0.8cm" svg:height="0.8cm" svg:x="56.699cm" svg:y="16.925cm">
          <text:p text:style-name="P1"><text:span text:style-name="T1">У</text:span></text:p>
        </draw:rect>
        <draw:rect draw:style-name="gr2" draw:text-style-name="P2" draw:layer="layout" svg:width="0.6cm" svg:height="0.6cm" svg:x="43.299cm" svg:y="15.025cm">
          <text:p text:style-name="P1"><text:span text:style-name="T1">ПК</text:span></text:p>
        </draw:rect>
        <draw:frame draw:style-name="gr11" draw:text-style-name="P3" draw:layer="layout" svg:width="3.304cm" svg:height="0.569cm" svg:x="43.795cm" svg:y="14.925cm">
          <draw:text-box>
            <text:p><text:span text:style-name="T2">CL3005-24 SN 3032</text:span></text:p>
          </draw:text-box>
        </draw:frame>
        <draw:rect draw:style-name="gr2" draw:text-style-name="P1" draw:layer="layout" svg:width="0.8cm" svg:height="0.8cm" svg:x="43.099cm" svg:y="14.125cm">
          <text:p text:style-name="P1"><text:span text:style-name="T1">У</text:span></text:p>
        </draw:rect>
        <draw:rect draw:style-name="gr2" draw:text-style-name="P2" draw:layer="layout" svg:width="0.6cm" svg:height="0.6cm" svg:x="43.399cm" svg:y="19.825cm">
          <text:p text:style-name="P1"><text:span text:style-name="T1">ПК</text:span></text:p>
        </draw:rect>
        <draw:rect draw:style-name="gr2" draw:text-style-name="P2" draw:layer="layout" svg:width="2.1cm" svg:height="0.6cm" svg:x="43.899cm" svg:y="20.525cm">
          <text:p text:style-name="P1"><text:span text:style-name="T1">24 места</text:span></text:p>
        </draw:rect>
        <draw:rect draw:style-name="gr2" draw:text-style-name="P2" draw:layer="layout" svg:width="2.1cm" svg:height="0.6cm" svg:x="41.699cm" svg:y="20.525cm">
          <text:p text:style-name="P1"><text:span text:style-name="T1">24 места</text:span></text:p>
        </draw:rect>
        <draw:rect draw:style-name="gr2" draw:text-style-name="P1" draw:layer="layout" svg:width="0.8cm" svg:height="0.8cm" svg:x="46.099cm" svg:y="20.425cm">
          <text:p text:style-name="P1"><text:span text:style-name="T1">У</text:span></text:p>
        </draw:rect>
        <draw:frame draw:style-name="gr11" draw:text-style-name="P3" draw:layer="layout" svg:width="3.3cm" svg:height="0.569cm" svg:x="43.999cm" svg:y="19.925cm">
          <draw:text-box>
            <text:p><text:span text:style-name="T2">CL10005-48 SN1012</text:span></text:p>
          </draw:text-box>
        </draw:frame>
        <draw:rect draw:style-name="gr1" draw:text-style-name="P1" draw:layer="layout" svg:width="2.4cm" svg:height="0.8cm" svg:x="47.799cm" svg:y="16.925cm">
          <text:p/>
        </draw:rect>
        <draw:rect draw:style-name="gr1" draw:text-style-name="P1" draw:layer="layout" svg:width="2.4cm" svg:height="0.8cm" svg:x="47.799cm" svg:y="17.925cm">
          <text:p/>
        </draw:rect>
        <draw:rect draw:style-name="gr2" draw:text-style-name="P2" draw:layer="layout" svg:width="1.4cm" svg:height="0.5cm" draw:transform="rotate (1.5707963267946) translate (47.399cm 20.325cm)">
          <text:p text:style-name="P1"><text:span text:style-name="T1">6 мест</text:span></text:p>
        </draw:rect>
        <draw:rect draw:style-name="gr2" draw:text-style-name="P2" draw:layer="layout" svg:width="1.4cm" svg:height="0.5cm" draw:transform="rotate (1.5707963267946) translate (50.099cm 20.325cm)">
          <text:p text:style-name="P1"><text:span text:style-name="T1">6 мест</text:span></text:p>
        </draw:rect>
        <draw:rect draw:style-name="gr2" draw:text-style-name="P2" draw:layer="layout" svg:width="0.6cm" svg:height="0.6cm" svg:x="47.899cm" svg:y="18.025cm">
          <text:p text:style-name="P1"><text:span text:style-name="T1">ПК</text:span></text:p>
        </draw:rect>
        <draw:rect draw:style-name="gr2" draw:text-style-name="P2" draw:layer="layout" svg:width="0.6cm" svg:height="0.6cm" svg:x="49.499cm" svg:y="18.025cm">
          <text:p text:style-name="P1"><text:span text:style-name="T1">ПК</text:span></text:p>
        </draw:rect>
        <draw:rect draw:style-name="gr2" draw:text-style-name="P2" draw:layer="layout" svg:width="0.6cm" svg:height="0.6cm" svg:x="47.899cm" svg:y="17.025cm">
          <text:p text:style-name="P1"><text:span text:style-name="T1">ПК</text:span></text:p>
        </draw:rect>
        <draw:rect draw:style-name="gr2" draw:text-style-name="P2" draw:layer="layout" svg:width="0.6cm" svg:height="0.6cm" svg:x="49.499cm" svg:y="17.025cm">
          <text:p text:style-name="P1"><text:span text:style-name="T1">ПК</text:span></text:p>
        </draw:rect>
        <draw:rect draw:style-name="gr2" draw:text-style-name="P2" draw:layer="layout" svg:width="0.6cm" svg:height="0.6cm" svg:x="46.999cm" svg:y="17.025cm">
          <text:p text:style-name="P1"><text:span text:style-name="T1">ПК</text:span></text:p>
        </draw:rect>
        <draw:rect draw:style-name="gr4" draw:text-style-name="P2" draw:layer="layout" svg:width="0.8cm" svg:height="0.8cm" draw:transform="rotate (1.5707963267946) translate (40.699cm 17.125cm)">
          <text:p text:style-name="P1"><text:span text:style-name="T1">У</text:span></text:p>
        </draw:rect>
        <draw:rect draw:style-name="gr4" draw:text-style-name="P2" draw:layer="layout" svg:width="1.9cm" svg:height="0.6cm" draw:transform="rotate (1.5707963267946) translate (40.999cm 16.225cm)">
          <text:p text:style-name="P1"><text:span text:style-name="T1">6 мест</text:span></text:p>
        </draw:rect>
        <draw:rect draw:style-name="gr2" draw:text-style-name="P2" draw:layer="layout" svg:width="0.6cm" svg:height="0.6cm" svg:x="42.199cm" svg:y="17.525cm">
          <text:p text:style-name="P1"><text:span text:style-name="T1">ПК</text:span></text:p>
        </draw:rect>
        <draw:rect draw:style-name="gr2" draw:text-style-name="P1" draw:layer="layout" svg:width="0.8cm" svg:height="0.8cm" svg:x="41.999cm" svg:y="16.625cm">
          <text:p text:style-name="P1"><text:span text:style-name="T1">У</text:span></text:p>
        </draw:rect>
        <draw:frame draw:style-name="gr12" draw:text-style-name="P3" draw:layer="layout" svg:width="2.5cm" svg:height="0.887cm" draw:transform="rotate (1.5707963267946) translate (47.912cm 20.825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2" draw:text-style-name="P3" draw:layer="layout" svg:width="2.5cm" svg:height="0.887cm" draw:transform="rotate (1.5707963267946) translate (50.512cm 20.825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1" draw:text-style-name="P1" draw:layer="layout" svg:width="2.4cm" svg:height="0.8cm" svg:x="54.799cm" svg:y="19.725cm">
          <text:p/>
        </draw:rect>
        <draw:rect draw:style-name="gr2" draw:text-style-name="P2" draw:layer="layout" svg:width="0.6cm" svg:height="0.6cm" svg:x="54.899cm" svg:y="19.825cm">
          <text:p text:style-name="P1"><text:span text:style-name="T1">ПК</text:span></text:p>
        </draw:rect>
        <draw:rect draw:style-name="gr2" draw:text-style-name="P2" draw:layer="layout" svg:width="0.6cm" svg:height="0.6cm" svg:x="56.499cm" svg:y="19.825cm">
          <text:p text:style-name="P1"><text:span text:style-name="T1">ПК</text:span></text:p>
        </draw:rect>
        <draw:rect draw:style-name="gr1" draw:text-style-name="P1" draw:layer="layout" svg:width="1.6cm" svg:height="0.8cm" draw:transform="rotate (-1.57079632679579) translate (57.199cm 18.025cm)">
          <text:p/>
        </draw:rect>
        <draw:rect draw:style-name="gr2" draw:text-style-name="P2" draw:layer="layout" svg:width="0.6cm" svg:height="0.6cm" draw:transform="rotate (-1.57079632679579) translate (57.099cm 18.925cm)">
          <text:p text:style-name="P1"><text:span text:style-name="T1">ПК</text:span></text:p>
        </draw:rect>
        <draw:rect draw:style-name="gr2" draw:text-style-name="P2" draw:layer="layout" svg:width="1.9cm" svg:height="0.6cm" svg:x="54.699cm" svg:y="17.125cm">
          <text:p text:style-name="P1"><text:span text:style-name="T1">12 мест</text:span></text:p>
        </draw:rect>
        <draw:rect draw:style-name="gr2" draw:text-style-name="P1" draw:layer="layout" svg:width="0.8cm" svg:height="0.8cm" svg:x="52.499cm" svg:y="14.225cm">
          <text:p text:style-name="P1"><text:span text:style-name="T1">У</text:span></text:p>
        </draw:rect>
        <draw:rect draw:style-name="gr2" draw:text-style-name="P2" draw:layer="layout" svg:width="0.6cm" svg:height="0.6cm" svg:x="53.399cm" svg:y="14.925cm">
          <text:p text:style-name="P1"><text:span text:style-name="T1">ПК</text:span></text:p>
        </draw:rect>
        <draw:frame draw:style-name="gr8" draw:text-style-name="P3" draw:layer="layout" svg:width="3.233cm" svg:height="0.569cm" svg:x="43.866cm" svg:y="16.425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53.695cm" svg:y="16.625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53.095cm" svg:y="13.825cm">
          <draw:text-box>
            <text:p><text:span text:style-name="T2">CL3005-20 SN 3030</text:span></text:p>
          </draw:text-box>
        </draw:frame>
        <draw:rect draw:style-name="gr4" draw:text-style-name="P2" draw:layer="layout" svg:width="0.6cm" svg:height="0.6cm" svg:x="56.699cm" svg:y="12.425cm">
          <text:p text:style-name="P1"><text:span text:style-name="T1">ПК</text:span></text:p>
        </draw:rect>
        <draw:rect draw:style-name="gr4" draw:text-style-name="P2" draw:layer="layout" svg:width="0.8cm" svg:height="0.8cm" svg:x="56.699cm" svg:y="13.125cm">
          <text:p text:style-name="P1"><text:span text:style-name="T1">У</text:span></text:p>
        </draw:rect>
        <draw:rect draw:style-name="gr2" draw:text-style-name="P1" draw:layer="layout" svg:width="0.8cm" svg:height="0.8cm" svg:x="52.599cm" svg:y="10.225cm">
          <text:p text:style-name="P1"><text:span text:style-name="T1">У</text:span></text:p>
        </draw:rect>
        <draw:rect draw:style-name="gr2" draw:text-style-name="P2" draw:layer="layout" svg:width="0.6cm" svg:height="0.6cm" svg:x="53.499cm" svg:y="11.025cm">
          <text:p text:style-name="P1"><text:span text:style-name="T1">ПК</text:span></text:p>
        </draw:rect>
        <draw:frame draw:style-name="gr11" draw:text-style-name="P3" draw:layer="layout" svg:width="3.304cm" svg:height="0.569cm" svg:x="53.795cm" svg:y="12.82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53.995cm" svg:y="10.856cm">
          <draw:text-box>
            <text:p><text:span text:style-name="T2">CL3005-24 SN 3038</text:span></text:p>
          </draw:text-box>
        </draw:frame>
        <draw:rect draw:style-name="gr2" draw:text-style-name="P2" draw:layer="layout" svg:width="1.9cm" svg:height="0.6cm" svg:x="52.699cm" svg:y="17.1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44.899cm" svg:y="16.925cm">
          <text:p text:style-name="P1"><text:span text:style-name="T1">12 мест</text:span></text:p>
        </draw:rect>
        <draw:rect draw:style-name="gr2" draw:text-style-name="P2" draw:layer="layout" svg:width="1.9cm" svg:height="0.6cm" svg:x="42.899cm" svg:y="16.925cm">
          <text:p text:style-name="P1"><text:span text:style-name="T1">12 мест</text:span></text:p>
        </draw:rect>
        <draw:rect draw:style-name="gr2" draw:text-style-name="P2" draw:layer="layout" svg:width="2.4cm" svg:height="0.6cm" svg:x="44.699cm" svg:y="10.325cm">
          <text:p text:style-name="P1"><text:span text:style-name="T1">12 мест</text:span></text:p>
        </draw:rect>
        <draw:rect draw:style-name="gr1" draw:text-style-name="P1" draw:layer="layout" svg:width="2.1cm" svg:height="0.8cm" draw:transform="rotate (-1.57079632679579) translate (52.199cm 19.225cm)">
          <text:p/>
        </draw:rect>
        <draw:rect draw:style-name="gr3" draw:text-style-name="P2" draw:layer="layout" svg:width="1.9cm" svg:height="0.6cm" svg:x="52.699cm" svg:y="13.225cm">
          <text:p text:style-name="P1"><text:span text:style-name="T1">12 мест</text:span></text:p>
        </draw:rect>
        <draw:rect draw:style-name="gr4" draw:text-style-name="P2" draw:layer="layout" svg:width="1.9cm" svg:height="0.6cm" svg:x="54.699cm" svg:y="13.2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0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0.225cm">
          <text:p text:style-name="P1"><text:span text:style-name="T1">12 мест</text:span></text:p>
        </draw:rect>
        <draw:rect draw:style-name="gr2" draw:text-style-name="P2" draw:layer="layout" svg:width="0.6cm" svg:height="0.6cm" svg:x="56.599cm" svg:y="8.525cm">
          <text:p text:style-name="P1"><text:span text:style-name="T1">ПК</text:span></text:p>
        </draw:rect>
        <draw:rect draw:style-name="gr2" draw:text-style-name="P1" draw:layer="layout" svg:width="0.8cm" svg:height="0.8cm" svg:x="56.599cm" svg:y="9.225cm">
          <text:p text:style-name="P1"><text:span text:style-name="T1">У</text:span></text:p>
        </draw:rect>
        <draw:rect draw:style-name="gr2" draw:text-style-name="P1" draw:layer="layout" svg:width="0.8cm" svg:height="0.8cm" svg:x="52.499cm" svg:y="6.525cm">
          <text:p text:style-name="P1"><text:span text:style-name="T1">У</text:span></text:p>
        </draw:rect>
        <draw:rect draw:style-name="gr2" draw:text-style-name="P2" draw:layer="layout" svg:width="0.6cm" svg:height="0.6cm" svg:x="53.399cm" svg:y="7.225cm">
          <text:p text:style-name="P1"><text:span text:style-name="T1">ПК</text:span></text:p>
        </draw:rect>
        <draw:frame draw:style-name="gr11" draw:text-style-name="P3" draw:layer="layout" svg:width="3.304cm" svg:height="0.569cm" svg:x="53.695cm" svg:y="8.925cm">
          <draw:text-box>
            <text:p><text:span text:style-name="T2">SY8126 SN 704203</text:span></text:p>
          </draw:text-box>
        </draw:frame>
        <draw:frame draw:style-name="gr11" draw:text-style-name="P3" draw:layer="layout" svg:width="3.304cm" svg:height="0.569cm" svg:x="53.895cm" svg:y="7.156cm">
          <draw:text-box>
            <text:p><text:span text:style-name="T2">SY8126 SN 704202</text:span></text:p>
          </draw:text-box>
        </draw:frame>
        <draw:rect draw:style-name="gr2" draw:text-style-name="P2" draw:layer="layout" svg:width="1.9cm" svg:height="0.6cm" svg:x="52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4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3.399cm" svg:y="6.525cm">
          <text:p text:style-name="P1"><text:span text:style-name="T1">12 мест</text:span></text:p>
        </draw:rect>
        <draw:rect draw:style-name="gr2" draw:text-style-name="P2" draw:layer="layout" svg:width="1.9cm" svg:height="0.6cm" svg:x="55.399cm" svg:y="6.525cm">
          <text:p text:style-name="P1"><text:span text:style-name="T1">12 мест</text:span></text:p>
        </draw:rect>
        <draw:rect draw:style-name="gr13" draw:text-style-name="P2" draw:layer="layout" svg:width="0.8cm" svg:height="0.8cm" svg:x="56.599cm" svg:y="5.625cm">
          <text:p text:style-name="P1"><text:span text:style-name="T1">У</text:span></text:p>
        </draw:rect>
        <draw:frame draw:style-name="gr11" draw:text-style-name="P3" draw:layer="layout" svg:width="3.304cm" svg:height="0.569cm" svg:x="52.795cm" svg:y="5.325cm">
          <draw:text-box>
            <text:p><text:span text:style-name="T2">CL3005-24 SN3027</text:span></text:p>
          </draw:text-box>
        </draw:frame>
        <draw:rect draw:style-name="gr13" draw:text-style-name="P2" draw:layer="layout" svg:width="1.9cm" svg:height="0.6cm" svg:x="52.599cm" svg:y="5.725cm">
          <text:p text:style-name="P1"><text:span text:style-name="T1">12 мест</text:span></text:p>
        </draw:rect>
        <draw:rect draw:style-name="gr13" draw:text-style-name="P2" draw:layer="layout" svg:width="1.9cm" svg:height="0.6cm" svg:x="54.599cm" svg:y="5.725cm">
          <text:p text:style-name="P1"><text:span text:style-name="T1">12 мест</text:span></text:p>
        </draw:rect>
        <draw:rect draw:style-name="gr1" draw:text-style-name="P1" draw:layer="layout" svg:width="2.4cm" svg:height="0.8cm" svg:x="54.499cm" svg:y="4.325cm">
          <text:p/>
        </draw:rect>
        <draw:rect draw:style-name="gr2" draw:text-style-name="P1" draw:layer="layout" svg:width="2.2cm" svg:height="0.6cm" svg:x="35.399cm" svg:y="21.125cm">
          <text:p text:style-name="P1">ВХОД</text:p>
        </draw:rect>
        <draw:rect draw:style-name="gr2" draw:text-style-name="P1" draw:layer="layout" svg:width="2.2cm" svg:height="0.6cm" svg:x="52.399cm" svg:y="21.125cm">
          <text:p text:style-name="P1">ВХОД</text:p>
        </draw:rect>
        <draw:frame draw:style-name="gr12" draw:text-style-name="P3" draw:layer="layout" svg:width="1.742cm" svg:height="0.887cm" svg:x="37.999cm" svg:y="1.738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4" draw:text-style-name="P3" draw:layer="layout" svg:width="1.836cm" svg:height="0.887cm" svg:x="40.199cm" svg:y="1.738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1" draw:text-style-name="P1" draw:layer="layout" svg:width="1.8cm" svg:height="0.5cm" svg:x="43.099cm" svg:y="2.625cm">
          <text:p/>
        </draw:rect>
        <draw:frame draw:style-name="gr12" draw:text-style-name="P3" draw:layer="layout" svg:width="1.742cm" svg:height="0.887cm" svg:x="35.857cm" svg:y="1.738cm">
          <draw:text-box>
            <text:p><text:span text:style-name="T2">УАПС-1М</text:span></text:p>
            <text:p><text:span text:style-name="T2"/></text:p>
          </draw:text-box>
        </draw:frame>
        <draw:frame draw:style-name="gr15" draw:text-style-name="P3" draw:layer="layout" svg:width="1.742cm" svg:height="0.887cm" svg:x="44.563cm" svg:y="1.738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4" draw:text-style-name="P3" draw:layer="layout" svg:width="1.836cm" svg:height="0.887cm" svg:x="46.799cm" svg:y="1.738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4" draw:text-style-name="P2" draw:layer="layout" svg:width="1.4cm" svg:height="0.5cm" svg:x="54.599cm" svg:y="2.625cm">
          <text:p text:style-name="P1"><text:span text:style-name="T1">6 мест</text:span></text:p>
        </draw:rect>
        <draw:rect draw:style-name="gr4" draw:text-style-name="P2" draw:layer="layout" svg:width="1.025cm" svg:height="0.5cm" draw:transform="rotate (-1.57079632679579) translate (57.499cm 3.275cm)">
          <text:p text:style-name="P1"><text:span text:style-name="T1">6 </text:span></text:p>
        </draw:rect>
        <draw:rect draw:style-name="gr4" draw:text-style-name="P2" draw:layer="layout" svg:width="1.075cm" svg:height="0.5cm" draw:transform="rotate (-1.57079632679579) translate (57.499cm 4.425cm)">
          <text:p text:style-name="P1"><text:span text:style-name="T1">6 </text:span></text:p>
        </draw:rect>
        <draw:frame draw:style-name="gr12" draw:text-style-name="P3" draw:layer="layout" svg:width="1.5cm" svg:height="0.887cm" svg:x="38.199cm" svg:y="3.138cm">
          <draw:text-box>
            <text:p><text:span text:style-name="T2">Win XP</text:span></text:p>
            <text:p><text:span text:style-name="T2">0.169</text:span></text:p>
          </draw:text-box>
        </draw:frame>
        <draw:frame draw:style-name="gr12" draw:text-style-name="P3" draw:layer="layout" svg:width="1.5cm" svg:height="0.887cm" svg:x="40.399cm" svg:y="3.138cm">
          <draw:text-box>
            <text:p><text:span text:style-name="T2">Win XP</text:span></text:p>
            <text:p><text:span text:style-name="T2">0.37</text:span></text:p>
          </draw:text-box>
        </draw:frame>
        <draw:frame draw:style-name="gr12" draw:text-style-name="P3" draw:layer="layout" svg:width="1.5cm" svg:height="0.887cm" svg:x="44.799cm" svg:y="3.138cm">
          <draw:text-box>
            <text:p><text:span text:style-name="T2">Win 98</text:span></text:p>
            <text:p><text:span text:style-name="T2">0.17</text:span></text:p>
          </draw:text-box>
        </draw:frame>
        <draw:frame draw:style-name="gr12" draw:text-style-name="P3" draw:layer="layout" svg:width="1.5cm" svg:height="0.887cm" svg:x="47.099cm" svg:y="3.138cm">
          <draw:text-box>
            <text:p><text:span text:style-name="T2">Win XP</text:span></text:p>
            <text:p><text:span text:style-name="T2">0.40</text:span></text:p>
          </draw:text-box>
        </draw:frame>
        <draw:frame draw:style-name="gr12" draw:text-style-name="P3" draw:layer="layout" svg:width="1.5cm" svg:height="0.887cm" svg:x="49.399cm" svg:y="3.138cm">
          <draw:text-box>
            <text:p><text:span text:style-name="T2">Win 7</text:span></text:p>
            <text:p><text:span text:style-name="T2">0.247</text:span></text:p>
          </draw:text-box>
        </draw:frame>
        <draw:frame draw:style-name="gr12" draw:text-style-name="P3" draw:layer="layout" svg:width="1.5cm" svg:height="0.887cm" svg:x="50.199cm" svg:y="3.725cm">
          <draw:text-box>
            <text:p><text:span text:style-name="T2">Win 10</text:span></text:p>
            <text:p><text:span text:style-name="T2">0.253</text:span></text:p>
          </draw:text-box>
        </draw:frame>
        <draw:frame draw:style-name="gr12" draw:text-style-name="P3" draw:layer="layout" svg:width="1.5cm" svg:height="0.887cm" svg:x="36.199cm" svg:y="6.12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2" draw:text-style-name="P3" draw:layer="layout" svg:width="1.5cm" svg:height="0.887cm" svg:x="41.799cm" svg:y="18.038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48.299cm" svg:y="18.225cm">
          <draw:text-box>
            <text:p><text:span text:style-name="T2">Win 98</text:span></text:p>
          </draw:text-box>
        </draw:frame>
        <draw:frame draw:style-name="gr12" draw:text-style-name="P3" draw:layer="layout" svg:width="1.5cm" svg:height="0.887cm" svg:x="43.099cm" svg:y="19.038cm">
          <draw:text-box>
            <text:p><text:span text:style-name="T2">Win XP</text:span></text:p>
            <text:p><text:span text:style-name="T2">0.245</text:span></text:p>
          </draw:text-box>
        </draw:frame>
        <draw:frame draw:style-name="gr12" draw:text-style-name="P3" draw:layer="layout" svg:width="1.5cm" svg:height="0.887cm" svg:x="29.899cm" svg:y="8.725cm">
          <draw:text-box>
            <text:p><text:span text:style-name="T2">Win XP</text:span></text:p>
            <text:p><text:span text:style-name="T2">0.163</text:span></text:p>
          </draw:text-box>
        </draw:frame>
        <draw:frame draw:style-name="gr12" draw:text-style-name="P3" draw:layer="layout" svg:width="1.5cm" svg:height="0.887cm" svg:x="29.899cm" svg:y="12.225cm">
          <draw:text-box>
            <text:p><text:span text:style-name="T2">Win XP</text:span></text:p>
            <text:p><text:span text:style-name="T2">0.242</text:span></text:p>
          </draw:text-box>
        </draw:frame>
        <draw:frame draw:style-name="gr12" draw:text-style-name="P3" draw:layer="layout" svg:width="1.5cm" svg:height="0.887cm" svg:x="29.899cm" svg:y="13.725cm">
          <draw:text-box>
            <text:p><text:span text:style-name="T2">Win XP</text:span></text:p>
            <text:p><text:span text:style-name="T2">0.97</text:span></text:p>
          </draw:text-box>
        </draw:frame>
        <draw:frame draw:style-name="gr12" draw:text-style-name="P3" draw:layer="layout" svg:width="1.5cm" svg:height="0.887cm" svg:x="32.299cm" svg:y="17.8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2" draw:text-style-name="P3" draw:layer="layout" svg:width="1.5cm" svg:height="0.887cm" svg:x="38.099cm" svg:y="13.438cm">
          <draw:text-box>
            <text:p><text:span text:style-name="T2">Win XP</text:span></text:p>
          </draw:text-box>
        </draw:frame>
        <draw:frame draw:style-name="gr12" draw:text-style-name="P3" draw:layer="layout" svg:width="1.5cm" svg:height="0.887cm" svg:x="55.098cm" svg:y="18.725cm">
          <draw:text-box>
            <text:p><text:span text:style-name="T2">Win XP</text:span></text:p>
            <text:p><text:span text:style-name="T2">0.243</text:span></text:p>
          </draw:text-box>
        </draw:frame>
        <draw:rect draw:style-name="gr2" draw:text-style-name="P1" draw:layer="layout" svg:width="0.8cm" svg:height="0.8cm" svg:x="48.099cm" svg:y="12.925cm">
          <text:p text:style-name="P1"><text:span text:style-name="T1">У</text:span></text:p>
        </draw:rect>
        <draw:rect draw:style-name="gr2" draw:text-style-name="P2" draw:layer="layout" svg:width="0.6cm" svg:height="0.6cm" svg:x="47.399cm" svg:y="12.425cm">
          <text:p text:style-name="P1"><text:span text:style-name="T1">ПК</text:span></text:p>
        </draw:rect>
        <draw:frame draw:style-name="gr12" draw:text-style-name="P3" draw:layer="layout" svg:width="1.5cm" svg:height="0.887cm" svg:x="40.799cm" svg:y="7.438cm">
          <draw:text-box>
            <text:p><text:span text:style-name="T2">Win XP</text:span></text:p>
            <text:p><text:span text:style-name="T2">0.201</text:span></text:p>
          </draw:text-box>
        </draw:frame>
        <draw:frame draw:style-name="gr12" draw:text-style-name="P3" draw:layer="layout" svg:width="1.5cm" svg:height="0.887cm" svg:x="43.899cm" svg:y="7.038cm">
          <draw:text-box>
            <text:p><text:span text:style-name="T2">Win XP</text:span></text:p>
            <text:p><text:span text:style-name="T2">0.155</text:span></text:p>
          </draw:text-box>
        </draw:frame>
        <draw:frame draw:style-name="gr12" draw:text-style-name="P3" draw:layer="layout" svg:width="1.5cm" svg:height="0.887cm" svg:x="47.099cm" svg:y="6.838cm">
          <draw:text-box>
            <text:p><text:span text:style-name="T2">Win XP</text:span></text:p>
            <text:p><text:span text:style-name="T2">0.197</text:span></text:p>
          </draw:text-box>
        </draw:frame>
        <draw:frame draw:style-name="gr12" draw:text-style-name="P3" draw:layer="layout" svg:width="1.5cm" svg:height="0.887cm" svg:x="44.599cm" svg:y="7.925cm">
          <draw:text-box>
            <text:p><text:span text:style-name="T2">Win XP</text:span></text:p>
            <text:p><text:span text:style-name="T2">0.113</text:span></text:p>
          </draw:text-box>
        </draw:frame>
        <draw:frame draw:style-name="gr12" draw:text-style-name="P3" draw:layer="layout" svg:width="1.5cm" svg:height="0.887cm" svg:x="42.599cm" svg:y="8.125cm">
          <draw:text-box>
            <text:p><text:span text:style-name="T2">Win XP</text:span></text:p>
            <text:p><text:span text:style-name="T2">0.47</text:span></text:p>
          </draw:text-box>
        </draw:frame>
        <draw:frame draw:style-name="gr12" draw:text-style-name="P3" draw:layer="layout" svg:width="1.5cm" svg:height="0.887cm" svg:x="49.599cm" svg:y="8.225cm">
          <draw:text-box>
            <text:p><text:span text:style-name="T2">Win XP</text:span></text:p>
            <text:p><text:span text:style-name="T2">0.134</text:span></text:p>
          </draw:text-box>
        </draw:frame>
        <draw:frame draw:style-name="gr12" draw:text-style-name="P3" draw:layer="layout" svg:width="1.5cm" svg:height="0.887cm" svg:x="43.599cm" svg:y="11.838cm">
          <draw:text-box>
            <text:p><text:span text:style-name="T2">Win 7</text:span></text:p>
            <text:p><text:span text:style-name="T2">0.14</text:span></text:p>
          </draw:text-box>
        </draw:frame>
        <draw:frame draw:style-name="gr12" draw:text-style-name="P3" draw:layer="layout" svg:width="1.5cm" svg:height="0.887cm" svg:x="42.899cm" svg:y="15.525cm">
          <draw:text-box>
            <text:p><text:span text:style-name="T2">Win XP</text:span></text:p>
            <text:p><text:span text:style-name="T2">0.200</text:span></text:p>
          </draw:text-box>
        </draw:frame>
        <draw:frame draw:style-name="gr12" draw:text-style-name="P3" draw:layer="layout" svg:width="1.5cm" svg:height="0.887cm" svg:x="56.499cm" svg:y="15.438cm">
          <draw:text-box>
            <text:p><text:span text:style-name="T2">Win 7</text:span></text:p>
            <text:p><text:span text:style-name="T2">0.111</text:span></text:p>
          </draw:text-box>
        </draw:frame>
        <draw:frame draw:style-name="gr12" draw:text-style-name="P3" draw:layer="layout" svg:width="1.5cm" svg:height="0.887cm" svg:x="53.899cm" svg:y="14.9cm">
          <draw:text-box>
            <text:p><text:span text:style-name="T2">Win 7</text:span></text:p>
            <text:p><text:span text:style-name="T2">0.180</text:span></text:p>
          </draw:text-box>
        </draw:frame>
        <draw:frame draw:style-name="gr12" draw:text-style-name="P3" draw:layer="layout" svg:width="1.5cm" svg:height="0.887cm" svg:x="52.299cm" svg:y="11.125cm">
          <draw:text-box>
            <text:p><text:span text:style-name="T2">Win XP</text:span></text:p>
            <text:p><text:span text:style-name="T2">0.101</text:span></text:p>
          </draw:text-box>
        </draw:frame>
        <draw:frame draw:style-name="gr12" draw:text-style-name="P3" draw:layer="layout" svg:width="1.5cm" svg:height="0.887cm" svg:x="53.099cm" svg:y="7.725cm">
          <draw:text-box>
            <text:p><text:span text:style-name="T2">Win XP</text:span></text:p>
            <text:p><text:span text:style-name="T2">0.112</text:span></text:p>
          </draw:text-box>
        </draw:frame>
        <draw:frame draw:style-name="gr12" draw:text-style-name="P3" draw:layer="layout" svg:width="1.5cm" svg:height="0.887cm" svg:x="56.299cm" svg:y="7.738cm">
          <draw:text-box>
            <text:p><text:span text:style-name="T2">Win XP</text:span></text:p>
            <text:p><text:span text:style-name="T2">0.16</text:span></text:p>
          </draw:text-box>
        </draw:frame>
        <draw:frame draw:style-name="gr12" draw:text-style-name="P3" draw:layer="layout" svg:width="1.5cm" svg:height="0.887cm" svg:x="45.299cm" svg:y="3.825cm">
          <draw:text-box>
            <text:p><text:span text:style-name="T2">Win 7</text:span></text:p>
            <text:p><text:span text:style-name="T2">0.185</text:span></text:p>
          </draw:text-box>
        </draw:frame>
        <draw:frame draw:style-name="gr16" draw:text-style-name="P3" draw:layer="layout" svg:width="1.5cm" svg:height="1.205cm" svg:x="38.199cm" svg:y="5.225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2" draw:text-style-name="P3" draw:layer="layout" svg:width="1.5cm" svg:height="0.887cm" svg:x="29.899cm" svg:y="2.738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40.53cm 16.525cm)">
          <draw:text-box>
            <text:p><text:span text:style-name="T2">CL3005-24 SN 3042</text:span></text:p>
          </draw:text-box>
        </draw:frame>
        <draw:rect draw:style-name="gr2" draw:text-style-name="P2" draw:layer="layout" svg:width="2.4cm" svg:height="0.6cm" svg:x="47.199cm" svg:y="10.325cm">
          <text:p text:style-name="P1"><text:span text:style-name="T1">12 мест</text:span></text:p>
        </draw:rect>
        <draw:rect draw:style-name="gr2" draw:text-style-name="P2" draw:layer="layout" svg:width="2.4cm" svg:height="0.6cm" svg:x="43.9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6.4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3.099cm" svg:y="13.125cm">
          <text:p text:style-name="P1"><text:span text:style-name="T1">12 мест</text:span></text:p>
        </draw:rect>
        <draw:rect draw:style-name="gr2" draw:text-style-name="P2" draw:layer="layout" svg:width="2.4cm" svg:height="0.6cm" svg:x="45.599cm" svg:y="13.125cm">
          <text:p text:style-name="P1"><text:span text:style-name="T1">12 мест</text:span></text:p>
        </draw:rect>
        <draw:frame draw:style-name="gr12" draw:text-style-name="P3" draw:layer="layout" svg:width="1.5cm" svg:height="0.887cm" svg:x="47.999cm" svg:y="12.125cm">
          <draw:text-box>
            <text:p><text:span text:style-name="T2">Win 7</text:span></text:p>
            <text:p><text:span text:style-name="T2">0.13</text:span></text:p>
          </draw:text-box>
        </draw:frame>
        <draw:rect draw:style-name="gr1" draw:text-style-name="P1" draw:layer="layout" svg:width="1.9cm" svg:height="0.5cm" svg:x="41.499cm" svg:y="10.325cm">
          <text:p/>
        </draw:rect>
        <draw:rect draw:style-name="gr1" draw:text-style-name="P1" draw:layer="layout" svg:width="1.3cm" svg:height="0.5cm" draw:transform="rotate (-1.57079632679579) translate (50.199cm 15.425cm)">
          <text:p/>
        </draw:rect>
        <draw:rect draw:style-name="gr17" draw:text-style-name="P2" draw:layer="layout" svg:width="0.6cm" svg:height="0.6cm" svg:x="49.199cm" svg:y="13.525cm">
          <text:p text:style-name="P1"><text:span text:style-name="T1">ПР</text:span></text:p>
        </draw:rect>
        <draw:frame draw:style-name="gr12" draw:text-style-name="P3" draw:layer="layout" svg:width="1.5cm" svg:height="0.887cm" svg:x="49.599cm" svg:y="13.438cm">
          <draw:text-box>
            <text:p><text:span text:style-name="T2">FS4300</text:span></text:p>
            <text:p><text:span text:style-name="T2">0.214</text:span></text:p>
          </draw:text-box>
        </draw:frame>
        <draw:rect draw:style-name="gr17" draw:text-style-name="P2" draw:layer="layout" svg:width="0.6cm" svg:height="0.6cm" svg:x="50.599cm" svg:y="6.312cm">
          <text:p text:style-name="P1"><text:span text:style-name="T1">ПР</text:span></text:p>
        </draw:rect>
        <draw:frame draw:style-name="gr12" draw:text-style-name="P3" draw:layer="layout" svg:width="1.5cm" svg:height="0.887cm" svg:x="50.999cm" svg:y="6.225cm">
          <draw:text-box>
            <text:p><text:span text:style-name="T2">FS4300</text:span></text:p>
            <text:p><text:span text:style-name="T2">0.211</text:span></text:p>
          </draw:text-box>
        </draw:frame>
        <draw:rect draw:style-name="gr17" draw:text-style-name="P2" draw:layer="layout" svg:width="0.6cm" svg:height="0.6cm" svg:x="29.399cm" svg:y="13.112cm">
          <text:p text:style-name="P1"><text:span text:style-name="T1">ПР</text:span></text:p>
        </draw:rect>
        <draw:frame draw:style-name="gr12" draw:text-style-name="P3" draw:layer="layout" svg:width="1.5cm" svg:height="0.887cm" svg:x="29.899cm" svg:y="13.025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18" draw:text-style-name="P1" draw:layer="layout" svg:width="0.7cm" svg:height="0.7cm" svg:x="36.198cm" svg:y="4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6.298cm" svg:y="8.8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3.912cm" svg:y="10.9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4.498cm" svg:y="17.8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6.298cm" svg:y="2.4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9.598cm" svg:y="3.12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898cm" svg:y="3.12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298cm" svg:y="3.1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498cm" svg:y="3.1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8.498cm" svg:y="6.62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8.398cm" svg:y="14.3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398cm" svg:y="4.02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598cm" svg:y="4.12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298cm" svg:y="6.925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299cm" svg:y="8.9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198cm" svg:y="7.225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898cm" svg:y="7.225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5.598cm" svg:y="8.325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7.998cm" svg:y="8.325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798cm" svg:y="11.025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998cm" svg:y="12.425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2.198cm" svg:y="13.825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9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198cm" svg:y="19.325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698cm" svg:y="17.425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1.098cm" svg:y1="17.125cm" svg:x2="40.998cm" svg:y2="17.425cm">
          <text:p/>
        </draw:line>
        <draw:line draw:style-name="gr19" draw:text-style-name="P1" draw:layer="layout" svg:x1="43.098cm" svg:y1="14.525cm" svg:x2="42.898cm" svg:y2="14.325cm">
          <text:p/>
        </draw:line>
        <draw:line draw:style-name="gr19" draw:text-style-name="P1" draw:layer="layout" svg:x1="39.298cm" svg:y1="14.025cm" svg:x2="38.998cm" svg:y2="14.425cm">
          <text:p/>
        </draw:line>
        <draw:line draw:style-name="gr19" draw:text-style-name="P1" draw:layer="layout" svg:x1="39.298cm" svg:y1="6.125cm" svg:x2="38.998cm" svg:y2="6.625cm">
          <text:p/>
        </draw:line>
        <draw:line draw:style-name="gr19" draw:text-style-name="P1" draw:layer="layout" svg:x1="44.498cm" svg:y1="11.025cm" svg:x2="44.898cm" svg:y2="11.125cm">
          <text:p/>
        </draw:line>
        <draw:line draw:style-name="gr19" draw:text-style-name="P1" draw:layer="layout" svg:x1="35.598cm" svg:y1="9.525cm" svg:x2="36.298cm" svg:y2="9.225cm">
          <text:p/>
        </draw:line>
        <draw:line draw:style-name="gr19" draw:text-style-name="P1" draw:layer="layout" svg:x1="35.198cm" svg:y1="5.225cm" svg:x2="36.198cm" svg:y2="4.925cm">
          <text:p/>
        </draw:line>
        <draw:line draw:style-name="gr19" draw:text-style-name="P1" draw:layer="layout" svg:x1="33.398cm" svg:y1="11.625cm" svg:x2="33.898cm" svg:y2="11.425cm">
          <text:p/>
        </draw:line>
        <draw:line draw:style-name="gr19" draw:text-style-name="P1" draw:layer="layout" svg:x1="33.398cm" svg:y1="14.525cm" svg:x2="33.898cm" svg:y2="14.325cm">
          <text:p/>
        </draw:line>
        <draw:line draw:style-name="gr19" draw:text-style-name="P1" draw:layer="layout" svg:x1="36.898cm" svg:y1="2.525cm" svg:x2="37.398cm" svg:y2="2.325cm">
          <text:p/>
        </draw:line>
        <draw:custom-shape draw:style-name="gr18" draw:text-style-name="P1" draw:layer="layout" svg:width="0.7cm" svg:height="0.7cm" svg:x="34.398cm" svg:y="20.4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598cm" svg:y="20.4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698cm" svg:y="17.8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799cm" svg:y="19.6cm">
          <text:p text:style-name="P1"><text:span text:style-name="T1">1 </text:span></text:p>
        </draw:rect>
        <draw:rect draw:style-name="gr2" draw:text-style-name="P2" draw:layer="layout" svg:width="0.599cm" svg:height="0.6cm" svg:x="31.398cm" svg:y="18.7cm">
          <text:p text:style-name="P1"><text:span text:style-name="T1">1 </text:span></text:p>
        </draw:rect>
        <draw:rect draw:style-name="gr2" draw:text-style-name="P2" draw:layer="layout" svg:width="0.599cm" svg:height="0.6cm" svg:x="31.398cm" svg:y="19.6cm">
          <text:p text:style-name="P1"><text:span text:style-name="T1">1 </text:span></text:p>
        </draw:rect>
        <draw:line draw:style-name="gr19" draw:text-style-name="P1" draw:layer="layout" svg:x1="34.598cm" svg:y1="18.4cm" svg:x2="34.398cm" svg:y2="18.7cm">
          <text:p/>
        </draw:line>
        <draw:line draw:style-name="gr19" draw:text-style-name="P1" draw:layer="layout" svg:x1="34.398cm" svg:y1="20.2cm" svg:x2="34.598cm" svg:y2="20.4cm">
          <text:p/>
        </draw:line>
        <draw:line draw:style-name="gr19" draw:text-style-name="P1" draw:layer="layout" svg:x1="32.098cm" svg:y1="18.5cm" svg:x2="31.698cm" svg:y2="18.7cm">
          <text:p/>
        </draw:line>
        <draw:line draw:style-name="gr19" draw:text-style-name="P1" draw:layer="layout" svg:x1="31.798cm" svg:y1="20.2cm" svg:x2="31.898cm" svg:y2="20.4cm">
          <text:p/>
        </draw:line>
        <draw:frame draw:style-name="gr20" draw:text-style-name="P3" draw:layer="layout" svg:width="1.5cm" svg:height="2.013cm" svg:x="29.698cm" svg:y="17.8cm">
          <draw:text-box>
            <text:p><text:span text:style-name="T2">Win 10</text:span></text:p>
            <text:p><text:span text:style-name="T2">0.86</text:span></text:p>
          </draw:text-box>
        </draw:frame>
        <draw:frame draw:style-name="gr12" draw:text-style-name="P3" draw:layer="layout" svg:width="1.5cm" svg:height="0.887cm" svg:x="32.298cm" svg:y="20.3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18" draw:text-style-name="P1" draw:layer="layout" svg:width="0.7cm" svg:height="0.7cm" svg:x="33.898cm" svg:y="13.9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299cm" svg:y="3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1.799cm" svg:y="2.125cm">
          <text:p text:style-name="P1"><text:span text:style-name="T1">1 </text:span></text:p>
        </draw:rect>
        <draw:custom-shape draw:style-name="gr18" draw:text-style-name="P1" draw:layer="layout" svg:width="0.7cm" svg:height="0.7cm" svg:x="51.798cm" svg:y="3.225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2.098cm" svg:y="7.425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699cm" svg:y="9.1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8cm" svg:y="10.42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9cm" svg:y="12.9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8cm" svg:y="14.925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9cm" svg:y="17.1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56.499cm" svg:y="18.125cm">
          <text:p text:style-name="P1"><text:span text:style-name="T1">1 </text:span></text:p>
        </draw:rect>
        <draw:custom-shape draw:style-name="gr18" draw:text-style-name="P1" draw:layer="layout" svg:width="0.7cm" svg:height="0.7cm" svg:x="55.598cm" svg:y="17.925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2.099cm" svg:y1="2.725cm" svg:x2="32.399cm" svg:y2="3.4cm">
          <text:p/>
        </draw:line>
        <draw:line draw:style-name="gr19" draw:text-style-name="P1" draw:layer="layout" svg:x1="44.998cm" svg:y1="4.625cm" svg:x2="45.398cm" svg:y2="5.225cm">
          <text:p/>
        </draw:line>
        <draw:line draw:style-name="gr19" draw:text-style-name="P1" draw:layer="layout" svg:x1="50.298cm" svg:y1="5.225cm" svg:x2="50.198cm" svg:y2="4.725cm">
          <text:p/>
        </draw:line>
        <draw:line draw:style-name="gr19" draw:text-style-name="P1" draw:layer="layout" svg:x1="41.199cm" svg:y1="9.5cm" svg:x2="40.899cm" svg:y2="9.5cm">
          <text:p/>
        </draw:line>
        <draw:line draw:style-name="gr19" draw:text-style-name="P1" draw:layer="layout" svg:x1="40.998cm" svg:y1="6.825cm" svg:x2="40.798cm" svg:y2="6.925cm">
          <text:p/>
        </draw:line>
        <draw:line draw:style-name="gr19" draw:text-style-name="P1" draw:layer="layout" svg:x1="46.498cm" svg:y1="7.225cm" svg:x2="46.398cm" svg:y2="6.925cm">
          <text:p/>
        </draw:line>
        <draw:line draw:style-name="gr19" draw:text-style-name="P1" draw:layer="layout" svg:x1="45.598cm" svg:y1="8.825cm" svg:x2="45.298cm" svg:y2="9.125cm">
          <text:p/>
        </draw:line>
        <draw:line draw:style-name="gr19" draw:text-style-name="P1" draw:layer="layout" svg:x1="47.998cm" svg:y1="8.725cm" svg:x2="47.698cm" svg:y2="9.125cm">
          <text:p/>
        </draw:line>
        <draw:line draw:style-name="gr19" draw:text-style-name="P1" draw:layer="layout" svg:x1="49.598cm" svg:y1="7.325cm" svg:x2="49.798cm" svg:y2="6.925cm">
          <text:p/>
        </draw:line>
        <draw:line draw:style-name="gr19" draw:text-style-name="P1" draw:layer="layout" svg:x1="52.798cm" svg:y1="7.625cm" svg:x2="53.198cm" svg:y2="7.325cm">
          <text:p/>
        </draw:line>
        <draw:line draw:style-name="gr19" draw:text-style-name="P1" draw:layer="layout" svg:x1="52.298cm" svg:y1="10.425cm" svg:x2="52.598cm" svg:y2="10.325cm">
          <text:p/>
        </draw:line>
        <draw:line draw:style-name="gr19" draw:text-style-name="P1" draw:layer="layout" svg:x1="52.198cm" svg:y1="14.925cm" svg:x2="52.498cm" svg:y2="14.625cm">
          <text:p/>
        </draw:line>
        <draw:line draw:style-name="gr19" draw:text-style-name="P1" draw:layer="layout" svg:x1="52.399cm" svg:y1="13.5cm" svg:x2="52.699cm" svg:y2="13.6cm">
          <text:p/>
        </draw:line>
        <draw:line draw:style-name="gr19" draw:text-style-name="P1" draw:layer="layout" svg:x1="52.399cm" svg:y1="17.7cm" svg:x2="52.699cm" svg:y2="17.5cm">
          <text:p/>
        </draw:line>
        <draw:line draw:style-name="gr19" draw:text-style-name="P1" draw:layer="layout" svg:x1="56.198cm" svg:y1="18.525cm" svg:x2="56.498cm" svg:y2="18.625cm">
          <text:p/>
        </draw:line>
        <draw:custom-shape draw:style-name="gr18" draw:text-style-name="P1" draw:layer="layout" svg:width="0.7cm" svg:height="0.7cm" svg:x="47.399cm" svg:y="20.6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899cm" svg:y="20.6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0.299cm" svg:y1="20.3cm" svg:x2="50.099cm" svg:y2="20.6cm">
          <text:p/>
        </draw:line>
        <draw:line draw:style-name="gr19" draw:text-style-name="P1" draw:layer="layout" svg:x1="47.799cm" svg:y1="20.3cm" svg:x2="47.999cm" svg:y2="20.7cm">
          <text:p/>
        </draw:line>
        <draw:line draw:style-name="gr19" draw:text-style-name="P1" draw:layer="layout" svg:x1="42.399cm" svg:y1="16.6cm" svg:x2="42.399cm" svg:y2="16.3cm">
          <text:p/>
        </draw:line>
        <draw:line draw:style-name="gr19" draw:text-style-name="P1" draw:layer="layout" svg:x1="52.399cm" svg:y1="9.6cm" svg:x2="52.599cm" svg:y2="9.8cm">
          <text:p/>
        </draw:line>
        <draw:custom-shape draw:style-name="gr18" draw:text-style-name="P1" draw:layer="layout" svg:width="0.7cm" svg:height="0.7cm" svg:x="55.799cm" svg:y="4.4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6.799cm" svg:y1="5.6cm" svg:x2="56.299cm" svg:y2="5.1cm">
          <text:p/>
        </draw:line>
        <draw:line draw:style-name="gr19" draw:text-style-name="P1" draw:layer="layout" svg:x1="51.798cm" svg:y1="3.525cm" svg:x2="50.698cm" svg:y2="3.125cm">
          <text:p/>
        </draw:line>
        <draw:rect draw:style-name="gr2" draw:text-style-name="P2" draw:layer="layout" svg:width="0.6cm" svg:height="0.6cm" svg:x="28.199cm" svg:y="19.8cm">
          <text:p text:style-name="P1"><text:span text:style-name="T1">ПК</text:span></text:p>
        </draw:rect>
        <draw:rect draw:style-name="gr1" draw:text-style-name="P1" draw:layer="layout" svg:width="0.801cm" svg:height="2.4cm" svg:x="28.098cm" svg:y="18.9cm">
          <text:p/>
        </draw:rect>
        <draw:custom-shape draw:style-name="gr18" draw:text-style-name="P1" draw:layer="layout" svg:width="0.7cm" svg:height="0.7cm" svg:x="27.199cm" svg:y="17.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28.198cm" svg:y="19cm">
          <text:p text:style-name="P1"><text:span text:style-name="T1">1 </text:span></text:p>
        </draw:rect>
        <draw:rect draw:style-name="gr2" draw:text-style-name="P2" draw:layer="layout" svg:width="0.6cm" svg:height="0.6cm" svg:x="28.199cm" svg:y="17.4cm">
          <text:p text:style-name="P1"><text:span text:style-name="T1">ПК</text:span></text:p>
        </draw:rect>
        <draw:rect draw:style-name="gr1" draw:text-style-name="P1" draw:layer="layout" svg:width="0.801cm" svg:height="2.2cm" svg:x="28.098cm" svg:y="16.6cm">
          <text:p/>
        </draw:rect>
        <draw:rect draw:style-name="gr2" draw:text-style-name="P2" draw:layer="layout" svg:width="0.599cm" svg:height="0.6cm" svg:x="28.198cm" svg:y="16.7cm">
          <text:p text:style-name="P1"><text:span text:style-name="T1">1 </text:span></text:p>
        </draw:rect>
        <draw:custom-shape draw:style-name="gr18" draw:text-style-name="P1" draw:layer="layout" svg:width="0.7cm" svg:height="0.7cm" svg:x="27.199cm" svg:y="16.2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7.799cm" svg:y1="16.8cm" svg:x2="28.199cm" svg:y2="17cm">
          <text:p/>
        </draw:line>
        <draw:line draw:style-name="gr19" draw:text-style-name="P1" draw:layer="layout" svg:x1="27.899cm" svg:y1="19.5cm" svg:x2="28.199cm" svg:y2="19.3cm">
          <text:p/>
        </draw:line>
        <draw:frame draw:style-name="gr21" draw:text-style-name="P3" draw:layer="layout" svg:width="1.5cm" svg:height="0.913cm" svg:x="26.899cm" svg:y="17cm">
          <draw:text-box>
            <text:p><text:span text:style-name="T2">Win 10</text:span></text:p>
            <text:p><text:span text:style-name="T2">0.</text:span></text:p>
          </draw:text-box>
        </draw:frame>
        <draw:frame draw:style-name="gr21" draw:text-style-name="P3" draw:layer="layout" svg:width="1.5cm" svg:height="0.913cm" svg:x="26.899cm" svg:y="19.787cm">
          <draw:text-box>
            <text:p><text:span text:style-name="T2">Win 10</text:span></text:p>
            <text:p><text:span text:style-name="T2">0.</text:span></text:p>
          </draw:text-box>
        </draw:frame>
        <draw:rect draw:style-name="gr1" draw:text-style-name="P1" draw:layer="layout" svg:width="0.6cm" svg:height="5.2cm" draw:transform="rotate (-1.57079632679579) translate (58.099cm 28.3cm)">
          <text:p/>
        </draw:rect>
        <draw:rect draw:style-name="gr1" draw:text-style-name="P1" draw:layer="layout" svg:width="0.6cm" svg:height="5.2cm" draw:transform="rotate (-1.57079632679579) translate (58.099cm 30.1cm)">
          <text:p/>
        </draw:rect>
        <draw:rect draw:style-name="gr1" draw:text-style-name="P1" draw:layer="layout" svg:width="0.6cm" svg:height="5.2cm" draw:transform="rotate (-1.57079632679579) translate (58.099cm 30.7cm)">
          <text:p/>
        </draw:rect>
        <draw:rect draw:style-name="gr1" draw:text-style-name="P1" draw:layer="layout" svg:width="0.6cm" svg:height="5.2cm" draw:transform="rotate (-1.57079632679579) translate (58.099cm 32.4cm)">
          <text:p/>
        </draw:rect>
        <draw:rect draw:style-name="gr1" draw:text-style-name="P1" draw:layer="layout" svg:width="0.6cm" svg:height="5.2cm" draw:transform="rotate (-1.57079632679579) translate (58.099cm 33cm)">
          <text:p/>
        </draw:rect>
        <draw:rect draw:style-name="gr1" draw:text-style-name="P1" draw:layer="layout" svg:width="0.6cm" svg:height="5.2cm" draw:transform="rotate (-1.57079632679579) translate (58.099cm 34.6cm)">
          <text:p/>
        </draw:rect>
        <draw:rect draw:style-name="gr1" draw:text-style-name="P1" draw:layer="layout" svg:width="0.6cm" svg:height="5.2cm" draw:transform="rotate (-1.57079632679579) translate (58.099cm 35.2cm)">
          <text:p/>
        </draw:rect>
        <draw:rect draw:style-name="gr1" draw:text-style-name="P1" draw:layer="layout" svg:width="0.6cm" svg:height="3.7cm" draw:transform="rotate (-1.57079632679579) translate (58.099cm 37.2cm)">
          <text:p/>
        </draw:rect>
        <draw:rect draw:style-name="gr1" draw:text-style-name="P1" draw:layer="layout" svg:width="0.6cm" svg:height="3.7cm" draw:transform="rotate (-1.57079632679579) translate (58.099cm 37.8cm)">
          <text:p/>
        </draw:rect>
        <draw:rect draw:style-name="gr2" draw:text-style-name="P4" draw:layer="layout" svg:width="1.328cm" svg:height="0.6cm" draw:transform="rotate (1.5707963267946) translate (50.1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6.728cm)">
          <text:p text:style-name="P1"><text:span text:style-name="T3">20 мест</text:span></text:p>
        </draw:rect>
        <draw:rect draw:style-name="gr2" draw:text-style-name="P1" draw:layer="layout" svg:width="2.412cm" svg:height="0.9cm" draw:transform="rotate (1.5707963267946) translate (45.7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7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4.5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4.5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4.6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2.1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9.7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7.212cm)">
          <text:p text:style-name="P1"><text:span text:style-name="T1">48 мест</text:span></text:p>
        </draw:rect>
        <draw:rect draw:style-name="gr2" draw:text-style-name="P2" draw:layer="layout" svg:width="0.6cm" svg:height="0.6cm" svg:x="46.399cm" svg:y="39.6cm">
          <text:p text:style-name="P1"><text:span text:style-name="T1">ПК</text:span></text:p>
        </draw:rect>
        <draw:frame draw:style-name="gr12" draw:text-style-name="P3" draw:layer="layout" svg:width="1.5cm" svg:height="0.887cm" svg:x="46.099cm" svg:y="38.8cm">
          <draw:text-box>
            <text:p><text:span text:style-name="T2">Win XP</text:span></text:p>
            <text:p><text:span text:style-name="T2">0.15</text:span></text:p>
          </draw:text-box>
        </draw:frame>
        <draw:rect draw:style-name="gr2" draw:text-style-name="P4" draw:layer="layout" svg:width="1.328cm" svg:height="0.6cm" draw:transform="rotate (1.5707963267946) translate (41.7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4.4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4.4cm)">
          <text:p text:style-name="P1"><text:span text:style-name="T3">40 мест</text:span></text:p>
        </draw:rect>
        <draw:rect draw:style-name="gr2" draw:text-style-name="P1" draw:layer="layout" svg:width="2.412cm" svg:height="0.9cm" draw:transform="rotate (1.5707963267946) translate (35.999cm 28.3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25.8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5.999cm 33.4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30.9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4.599cm 38.1cm)">
          <text:p text:style-name="P1"><text:span text:style-name="T1">1-12</text:span></text:p>
        </draw:rect>
        <draw:rect draw:style-name="gr2" draw:text-style-name="P2" draw:layer="layout" svg:width="2.412cm" svg:height="0.9cm" draw:transform="rotate (1.5707963267946) translate (34.599cm 35.612cm)">
          <text:p text:style-name="P1"><text:span text:style-name="T1">13-24</text:span></text:p>
        </draw:rect>
        <draw:rect draw:style-name="gr2" draw:text-style-name="P2" draw:layer="layout" svg:width="0.6cm" svg:height="0.6cm" svg:x="35.799cm" svg:y="38.2cm">
          <text:p text:style-name="P1"><text:span text:style-name="T1">ПК</text:span></text:p>
        </draw:rect>
        <draw:rect draw:style-name="gr2" draw:text-style-name="P1" draw:layer="layout" svg:width="0.8cm" svg:height="0.8cm" svg:x="34.699cm" svg:y="38.2cm">
          <text:p text:style-name="P1"><text:span text:style-name="T1">У</text:span></text:p>
        </draw:rect>
        <draw:frame draw:style-name="gr22" draw:text-style-name="P3" draw:layer="layout" svg:width="1.5cm" svg:height="0.987cm" svg:x="35.599cm" svg:y="38.713cm">
          <draw:text-box>
            <text:p><text:span text:style-name="T2">Win 7</text:span></text:p>
            <text:p><text:span text:style-name="T2">0.11</text:span></text:p>
          </draw:text-box>
        </draw:frame>
        <draw:rect draw:style-name="gr2" draw:text-style-name="P1" draw:layer="layout" svg:width="7.175cm" svg:height="1.1cm" svg:x="51.499cm" svg:y="39.9cm">
          <text:p text:style-name="P1">Инженерная группа</text:p>
        </draw:rect>
        <draw:rect draw:style-name="gr2" draw:text-style-name="P2" draw:layer="layout" svg:width="0.599cm" svg:height="0.6cm" svg:x="28.198cm" svg:y="18.1cm">
          <text:p text:style-name="P1"><text:span text:style-name="T1">1 </text:span></text:p>
        </draw:rect>
        <draw:rect draw:style-name="gr2" draw:text-style-name="P2" draw:layer="layout" svg:width="0.599cm" svg:height="0.6cm" svg:x="28.198cm" svg:y="20.5cm">
          <text:p text:style-name="P1"><text:span text:style-name="T1">1 </text:span></text:p>
        </draw:rect>
        <draw:custom-shape draw:style-name="gr18" draw:text-style-name="P1" draw:layer="layout" svg:width="0.7cm" svg:height="0.7cm" svg:x="27.199cm" svg:y="20.7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7.199cm" svg:y="19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7.799cm" svg:y1="18.4cm" svg:x2="28.199cm" svg:y2="18.6cm">
          <text:p/>
        </draw:line>
        <draw:line draw:style-name="gr19" draw:text-style-name="P1" draw:layer="layout" svg:x1="27.899cm" svg:y1="21cm" svg:x2="28.199cm" svg:y2="20.6cm">
          <text:p/>
        </draw:line>
        <draw:custom-shape draw:style-name="gr18" draw:text-style-name="P1" draw:layer="layout" svg:width="0.7cm" svg:height="0.7cm" svg:x="33.699cm" svg:y="38.5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4.299cm" svg:y1="39.1cm" svg:x2="34.699cm" svg:y2="38.7cm">
          <text:p/>
        </draw:line>
        <draw:rect draw:style-name="gr2" draw:text-style-name="P2" draw:layer="layout" svg:width="0.599cm" svg:height="0.6cm" svg:x="31cm" svg:y="2.125cm">
          <text:p text:style-name="P1"><text:span text:style-name="T1">1 </text:span></text:p>
        </draw:rect>
        <draw:custom-shape draw:style-name="gr18" draw:text-style-name="P1" draw:layer="layout" svg:width="0.7cm" svg:height="0.7cm" svg:x="32.099cm" svg:y="3.4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1.399cm" svg:y1="2.7cm" svg:x2="31.699cm" svg:y2="3.4cm">
          <text:p/>
        </draw:line>
        <draw:rect draw:style-name="gr2" draw:text-style-name="P2" draw:layer="layout" svg:width="0.6cm" svg:height="0.6cm" svg:x="31.399cm" svg:y="15.8cm">
          <text:p text:style-name="P1"><text:span text:style-name="T1">ПК</text:span></text:p>
        </draw:rect>
        <draw:rect draw:style-name="gr1" draw:text-style-name="P1" draw:layer="layout" svg:width="2.4cm" svg:height="0.8cm" svg:x="29.799cm" svg:y="15.7cm">
          <text:p/>
        </draw:rect>
        <draw:rect draw:style-name="gr1" draw:text-style-name="P1" draw:layer="layout" svg:width="2.4cm" svg:height="0.8cm" svg:x="32.399cm" svg:y="15.7cm">
          <text:p/>
        </draw:rect>
        <draw:rect draw:style-name="gr2" draw:text-style-name="P2" draw:layer="layout" svg:width="0.599cm" svg:height="0.6cm" svg:x="29.998cm" svg:y="15.8cm">
          <text:p text:style-name="P1"><text:span text:style-name="T1">1 </text:span></text:p>
        </draw:rect>
        <draw:line draw:style-name="gr19" draw:text-style-name="P1" draw:layer="layout" svg:x1="30.399cm" svg:y1="16.4cm" svg:x2="30.699cm" svg:y2="16.8cm">
          <text:p/>
        </draw:line>
        <draw:custom-shape draw:style-name="gr18" draw:text-style-name="P1" draw:layer="layout" svg:width="0.7cm" svg:height="0.7cm" svg:x="30.599cm" svg:y="16.7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5cm" svg:height="0.887cm" svg:x="31.599cm" svg:y="16.6cm">
          <draw:text-box>
            <text:p><text:span text:style-name="T2">Win 10</text:span></text:p>
            <text:p><text:span text:style-name="T2">0.54</text:span></text:p>
          </draw:text-box>
        </draw:frame>
        <draw:line draw:style-name="gr19" draw:text-style-name="P1" draw:layer="layout" svg:x1="31.799cm" svg:y1="16.8cm" svg:x2="31.599cm" svg:y2="16.4cm">
          <text:p/>
        </draw:line>
        <draw:custom-shape draw:style-name="gr18" draw:text-style-name="P1" draw:layer="layout" svg:width="0.7cm" svg:height="0.7cm" svg:x="36.099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7.899cm" svg:y="22.2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499cm" svg:y="22.2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699cm" svg:y="23.7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599cm" svg:y="23.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5.899cm" svg:y="23.7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199cm" svg:y="29.9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199cm" svg:y="34.9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7.299cm" svg:y="24.5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299cm" svg:y="26.1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6.499cm" svg:y1="23cm" svg:x2="36.799cm" svg:y2="23.4cm">
          <text:p/>
        </draw:line>
        <draw:line draw:style-name="gr19" draw:text-style-name="P1" draw:layer="layout" svg:x1="37.899cm" svg:y1="22.6cm" svg:x2="37.699cm" svg:y2="23.1cm">
          <text:p/>
        </draw:line>
        <draw:line draw:style-name="gr19" draw:text-style-name="P1" draw:layer="layout" svg:x1="41.099cm" svg:y1="22.7cm" svg:x2="41.299cm" svg:y2="23.1cm">
          <text:p/>
        </draw:line>
        <draw:line draw:style-name="gr19" draw:text-style-name="P1" draw:layer="layout" svg:x1="42.199cm" svg:y1="24.3cm" svg:x2="42.399cm" svg:y2="24.6cm">
          <text:p/>
        </draw:line>
        <draw:line draw:style-name="gr19" draw:text-style-name="P1" draw:layer="layout" svg:x1="45.299cm" svg:y1="24.3cm" svg:x2="45.499cm" svg:y2="24.6cm">
          <text:p/>
        </draw:line>
        <draw:line draw:style-name="gr19" draw:text-style-name="P1" draw:layer="layout" svg:x1="46.499cm" svg:y1="24.3cm" svg:x2="46.699cm" svg:y2="24.6cm">
          <text:p/>
        </draw:line>
        <draw:line draw:style-name="gr19" draw:text-style-name="P1" draw:layer="layout" svg:x1="44.899cm" svg:y1="30.2cm" svg:x2="45.199cm" svg:y2="29.9cm">
          <text:p/>
        </draw:line>
        <draw:line draw:style-name="gr19" draw:text-style-name="P1" draw:layer="layout" svg:x1="47.899cm" svg:y1="25.1cm" svg:x2="47.999cm" svg:y2="25.4cm">
          <text:p/>
        </draw:line>
        <draw:line draw:style-name="gr19" draw:text-style-name="P1" draw:layer="layout" svg:x1="49.899cm" svg:y1="26.7cm" svg:x2="50.199cm" svg:y2="27cm">
          <text:p/>
        </draw:line>
        <draw:line draw:style-name="gr19" draw:text-style-name="P1" draw:layer="layout" svg:x1="44.899cm" svg:y1="35.4cm" svg:x2="45.199cm" svg:y2="35.1cm">
          <text:p/>
        </draw:line>
        <draw:rect draw:style-name="gr1" draw:text-style-name="P1" draw:layer="layout" svg:width="1.853cm" svg:height="0.8cm" svg:x="23.746cm" svg:y="29.9cm">
          <text:p/>
        </draw:rect>
        <draw:rect draw:style-name="gr1" draw:text-style-name="P1" draw:layer="layout" svg:width="1.852cm" svg:height="0.8cm" svg:x="21.74cm" svg:y="29.9cm">
          <text:p/>
        </draw:rect>
        <draw:rect draw:style-name="gr1" draw:text-style-name="P1" draw:layer="layout" svg:width="1.853cm" svg:height="0.8cm" svg:x="19.734cm" svg:y="29.9cm">
          <text:p/>
        </draw:rect>
        <draw:rect draw:style-name="gr1" draw:text-style-name="P1" draw:layer="layout" svg:width="1.853cm" svg:height="0.8cm" svg:x="17.727cm" svg:y="29.9cm">
          <text:p/>
        </draw:rect>
        <draw:rect draw:style-name="gr1" draw:text-style-name="P1" draw:layer="layout" svg:width="1.853cm" svg:height="0.8cm" svg:x="14.718cm" svg:y="29.9cm">
          <text:p/>
        </draw:rect>
        <draw:rect draw:style-name="gr1" draw:text-style-name="P1" draw:layer="layout" svg:width="1.853cm" svg:height="0.8cm" svg:x="12.711cm" svg:y="29.9cm">
          <text:p/>
        </draw:rect>
        <draw:rect draw:style-name="gr1" draw:text-style-name="P1" draw:layer="layout" svg:width="1.852cm" svg:height="0.8cm" svg:x="10.706cm" svg:y="29.9cm">
          <text:p/>
        </draw:rect>
        <draw:rect draw:style-name="gr1" draw:text-style-name="P1" draw:layer="layout" svg:width="1.853cm" svg:height="0.8cm" svg:x="8.699cm" svg:y="29.9cm">
          <text:p/>
        </draw:rect>
        <draw:rect draw:style-name="gr1" draw:text-style-name="P1" draw:layer="layout" svg:width="1.853cm" svg:height="0.8cm" svg:x="6.699cm" svg:y="29.9cm">
          <text:p/>
        </draw:rect>
        <draw:rect draw:style-name="gr1" draw:text-style-name="P1" draw:layer="layout" svg:width="1.853cm" svg:height="0.8cm" svg:x="23.746cm" svg:y="30.8cm">
          <text:p/>
        </draw:rect>
        <draw:rect draw:style-name="gr1" draw:text-style-name="P1" draw:layer="layout" svg:width="1.852cm" svg:height="0.8cm" svg:x="21.74cm" svg:y="30.8cm">
          <text:p/>
        </draw:rect>
        <draw:rect draw:style-name="gr1" draw:text-style-name="P1" draw:layer="layout" svg:width="1.853cm" svg:height="0.8cm" svg:x="19.734cm" svg:y="30.8cm">
          <text:p/>
        </draw:rect>
        <draw:rect draw:style-name="gr1" draw:text-style-name="P1" draw:layer="layout" svg:width="1.853cm" svg:height="0.8cm" svg:x="17.727cm" svg:y="30.8cm">
          <text:p/>
        </draw:rect>
        <draw:rect draw:style-name="gr1" draw:text-style-name="P1" draw:layer="layout" svg:width="1.853cm" svg:height="0.8cm" svg:x="14.718cm" svg:y="30.8cm">
          <text:p/>
        </draw:rect>
        <draw:rect draw:style-name="gr1" draw:text-style-name="P1" draw:layer="layout" svg:width="1.853cm" svg:height="0.8cm" svg:x="12.711cm" svg:y="30.8cm">
          <text:p/>
        </draw:rect>
        <draw:rect draw:style-name="gr1" draw:text-style-name="P1" draw:layer="layout" svg:width="1.852cm" svg:height="0.8cm" svg:x="10.706cm" svg:y="30.8cm">
          <text:p/>
        </draw:rect>
        <draw:rect draw:style-name="gr1" draw:text-style-name="P1" draw:layer="layout" svg:width="1.853cm" svg:height="0.8cm" svg:x="8.699cm" svg:y="30.8cm">
          <text:p/>
        </draw:rect>
        <draw:rect draw:style-name="gr1" draw:text-style-name="P1" draw:layer="layout" svg:width="1.853cm" svg:height="0.8cm" svg:x="6.699cm" svg:y="30.8cm">
          <text:p/>
        </draw:rect>
        <draw:rect draw:style-name="gr2" draw:text-style-name="P2" draw:layer="layout" svg:width="0.599cm" svg:height="0.6cm" svg:x="24.899cm" svg:y="30.9cm">
          <text:p text:style-name="P1"><text:span text:style-name="T1">1 </text:span></text:p>
        </draw:rect>
        <draw:rect draw:style-name="gr2" draw:text-style-name="P2" draw:layer="layout" svg:width="0.599cm" svg:height="0.6cm" svg:x="22.899cm" svg:y="30cm">
          <text:p text:style-name="P1"><text:span text:style-name="T1">1 </text:span></text:p>
        </draw:rect>
        <draw:rect draw:style-name="gr2" draw:text-style-name="P2" draw:layer="layout" svg:width="0.599cm" svg:height="0.6cm" svg:x="21.899cm" svg:y="30.9cm">
          <text:p text:style-name="P1"><text:span text:style-name="T1">1 </text:span></text:p>
        </draw:rect>
        <draw:rect draw:style-name="gr2" draw:text-style-name="P2" draw:layer="layout" svg:width="0.599cm" svg:height="0.6cm" svg:x="20.9cm" svg:y="30cm">
          <text:p text:style-name="P1"><text:span text:style-name="T1">1 </text:span></text:p>
        </draw:rect>
        <draw:rect draw:style-name="gr2" draw:text-style-name="P2" draw:layer="layout" svg:width="0.599cm" svg:height="0.6cm" svg:x="20.099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cm">
          <text:p text:style-name="P1"><text:span text:style-name="T1">1 </text:span></text:p>
        </draw:rect>
        <draw:rect draw:style-name="gr2" draw:text-style-name="P2" draw:layer="layout" svg:width="0.599cm" svg:height="0.6cm" svg:x="18.1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.9cm">
          <text:p text:style-name="P1"><text:span text:style-name="T1">1 </text:span></text:p>
        </draw:rect>
        <draw:rect draw:style-name="gr2" draw:text-style-name="P2" draw:layer="layout" svg:width="0.599cm" svg:height="0.6cm" svg:x="18.1cm" svg:y="30.9cm">
          <text:p text:style-name="P1"><text:span text:style-name="T1">1 </text:span></text:p>
        </draw:rect>
        <draw:rect draw:style-name="gr2" draw:text-style-name="P2" draw:layer="layout" svg:width="0.599cm" svg:height="0.6cm" svg:x="15.8cm" svg:y="30.9cm">
          <text:p text:style-name="P1"><text:span text:style-name="T1">1 </text:span></text:p>
        </draw:rect>
        <draw:rect draw:style-name="gr2" draw:text-style-name="P2" draw:layer="layout" svg:width="0.599cm" svg:height="0.6cm" svg:x="15.001cm" svg:y="30.9cm">
          <text:p text:style-name="P1"><text:span text:style-name="T1">1 </text:span></text:p>
        </draw:rect>
        <draw:rect draw:style-name="gr2" draw:text-style-name="P2" draw:layer="layout" svg:width="0.599cm" svg:height="0.6cm" svg:x="11.398cm" svg:y="30.9cm">
          <text:p text:style-name="P1"><text:span text:style-name="T1">1 </text:span></text:p>
        </draw:rect>
        <draw:rect draw:style-name="gr2" draw:text-style-name="P2" draw:layer="layout" svg:width="0.599cm" svg:height="0.6cm" svg:x="9.3cm" svg:y="30.9cm">
          <text:p text:style-name="P1"><text:span text:style-name="T1">1 </text:span></text:p>
        </draw:rect>
        <draw:rect draw:style-name="gr2" draw:text-style-name="P2" draw:layer="layout" svg:width="0.599cm" svg:height="0.6cm" svg:x="7.3cm" svg:y="30.9cm">
          <text:p text:style-name="P1"><text:span text:style-name="T1">1 </text:span></text:p>
        </draw:rect>
        <draw:custom-shape draw:style-name="gr18" draw:text-style-name="P1" draw:layer="layout" svg:width="0.7cm" svg:height="0.7cm" svg:x="7.099cm" svg:y="31.8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9.199cm" svg:y="31.8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1.299cm" svg:y="31.8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4.899cm" svg:y="31.8cm">
          <text:p text:style-name="P1">6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5.799cm" svg:y="31.8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7.899cm" svg:y="31.8cm">
          <text:p text:style-name="P1">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8.699cm" svg:y="31.8cm">
          <text:p text:style-name="P1">7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1.799cm" svg:y="31.8cm">
          <text:p text:style-name="P1">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4.799cm" svg:y="31.8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7.999cm" svg:y="29.1cm">
          <text:p text:style-name="P1">6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8.899cm" svg:y="29.1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9.999cm" svg:y="29.1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0.799cm" svg:y="29.1cm">
          <text:p text:style-name="P1">7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2.899cm" svg:y="29.1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399cm" svg:y="2.125cm">
          <text:p text:style-name="P1"><text:span text:style-name="T1">1 </text:span></text:p>
        </draw:rect>
        <draw:rect draw:style-name="gr2" draw:text-style-name="P2" draw:layer="layout" svg:width="0.599cm" svg:height="0.6cm" svg:x="32.6cm" svg:y="2.125cm">
          <text:p text:style-name="P1"><text:span text:style-name="T1">1 </text:span></text:p>
        </draw:rect>
        <draw:custom-shape draw:style-name="gr18" draw:text-style-name="P1" draw:layer="layout" svg:width="0.7cm" svg:height="0.7cm" svg:x="32.999cm" svg:y="3.4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3.899cm" svg:y="3.4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2.999cm" svg:y1="2.725cm" svg:x2="33.299cm" svg:y2="3.4cm">
          <text:p/>
        </draw:line>
        <draw:line draw:style-name="gr19" draw:text-style-name="P1" draw:layer="layout" svg:x1="33.799cm" svg:y1="2.725cm" svg:x2="34.099cm" svg:y2="3.4cm">
          <text:p/>
        </draw:line>
        <draw:rect draw:style-name="gr1" draw:text-style-name="P1" draw:layer="layout" svg:width="1.853cm" svg:height="0.8cm" svg:x="4.699cm" svg:y="30.8cm">
          <text:p/>
        </draw:rect>
        <draw:rect draw:style-name="gr2" draw:text-style-name="P2" draw:layer="layout" svg:width="0.599cm" svg:height="0.6cm" svg:x="5.781cm" svg:y="30.9cm">
          <text:p text:style-name="P1"><text:span text:style-name="T1">1 </text:span></text:p>
        </draw:rect>
        <draw:rect draw:style-name="gr2" draw:text-style-name="P2" draw:layer="layout" svg:width="0.599cm" svg:height="0.6cm" svg:x="4.982cm" svg:y="30.9cm">
          <text:p text:style-name="P1"><text:span text:style-name="T1">1 </text:span></text:p>
        </draw:rect>
        <draw:custom-shape draw:style-name="gr18" draw:text-style-name="P1" draw:layer="layout" svg:width="0.7cm" svg:height="0.7cm" svg:x="4.88cm" svg:y="31.8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.78cm" svg:y="31.8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1.853cm" svg:height="0.8cm" svg:x="4.699cm" svg:y="29.9cm">
          <text:p/>
        </draw:rect>
        <draw:frame draw:style-name="gr7" draw:text-style-name="P3" draw:layer="layout" svg:width="3.165cm" svg:height="0.569cm" draw:transform="rotate (1.5707963267946) translate (33.999cm 37.6cm)">
          <draw:text-box>
            <text:p><text:span text:style-name="T2">SY8320 SN 080816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8-10T19:35:51.50</dc:date>
    <meta:editing-duration>P1DT2H26M31S</meta:editing-duration>
    <meta:editing-cycles>8</meta:editing-cycles>
    <meta:generator>OpenOffice/4.1.3$Win32 OpenOffice.org_project/413m1$Build-9783</meta:generator>
    <meta:print-date>2020-07-17T09:59:27.78</meta:print-date>
    <meta:document-statistic meta:object-count="503"/>
  </office:meta>
</office:document-meta>
</file>